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2.4835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3.002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8335in" fo:break-before="auto" style:use-optimal-row-height="false"/>
    </style:style>
    <style:style style:name="ta1" style:family="table" style:master-page-name="PageStyle_5f_Transaction_20_Details">
      <style:table-properties table:display="true" style:writing-mode="lr-tb"/>
    </style:style>
    <style:style style:name="ta2" style:family="table" style:master-page-name="PageStyle_5f_Transaction_20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 style:data-style-name="N2">
      <style:table-cell-properties fo:border-bottom="none" fo:background-color="#b2b2b2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Liberation Serif" fo:font-size="12pt" style:font-size-asian="12pt" style:font-size-complex="12pt"/>
    </style:style>
    <style:style style:name="ce18" style:family="table-cell" style:parent-style-name="Default" style:data-style-name="N2">
      <style:table-cell-properties fo:border-bottom="none" fo:background-color="#b2b2b2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Liberation Serif" fo:font-size="12pt" style:font-size-asian="12pt" style:font-size-complex="12pt"/>
    </style:style>
    <style:style style:name="ce20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2">
      <style:table-cell-properties fo:border-bottom="none" fo:background-color="#f2f2f2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none" fo:background-color="#f2f2f2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order-bottom="none" fo:background-color="#f2f2f2" style:diagonal-bl-tr="none" style:diagonal-tl-br="none" style:text-align-source="fix" style:repeat-content="false" fo:wrap-option="wrap" fo:border-left="1.76pt solid #f2f2f2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action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Transaction Details</text:p>
          </table:table-cell>
          <table:table-cell table:style-name="ce1" office:value-type="string" calcext:value-type="string">
            <text:p>Blue Cash Preferred® / Jun 01, 2021 to Jun 30, 202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pared for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TIMOTHY HARRIS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string" calcext:value-type="string">
            <text:p>Account Number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XXXX-XXXXXX-21001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ard Member</text:p>
          </table:table-cell>
          <table:table-cell table:style-name="ce11" office:value-type="string" calcext:value-type="string">
            <text:p>Account #</text:p>
          </table:table-cell>
          <table:table-cell table:style-name="ce11" office:value-type="string" calcext:value-type="string">
            <text:p>Amount</text:p>
          </table:table-cell>
          <table:table-cell table:style-name="ce4" office:value-type="string" calcext:value-type="string">
            <text:p>Extended Details</text:p>
          </table:table-cell>
          <table:table-cell table:style-name="ce4" office:value-type="string" calcext:value-type="string">
            <text:p>Appears On Your Statement As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City/State</text:p>
          </table:table-cell>
          <table:table-cell table:style-name="ce4" office:value-type="string" calcext:value-type="string">
            <text:p>Zip Code</text:p>
          </table:table-cell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Category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06/01/2021</text:p>
          </table:table-cell>
          <table:table-cell table:style-name="ce5" office:value-type="string" calcext:value-type="string">
            <text:p>Amazon Marketplace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6.44" calcext:value-type="float">
            <text:p>6.44</text:p>
          </table:table-cell>
          <table:table-cell table:style-name="ce5" office:value-type="string" calcext:value-type="string">
            <text:p>4AAV0AHGTES BOOK STORES</text:p>
            <text:p>AMZN MKTP US*2X8JI6E91</text:p>
            <text:p>AMZN.COM/BILL</text:p>
            <text:p>WA</text:p>
            <text:p>BOOK STORES</text:p>
          </table:table-cell>
          <table:table-cell table:style-name="ce5" office:value-type="string" calcext:value-type="string">
            <text:p>AMZN MKTP US*2X8JI6EAMZN.COM/BILL <text:s text:c="6"/>WA</text:p>
          </table:table-cell>
          <table:table-cell table:style-name="ce5" office:value-type="string" calcext:value-type="string">
            <text:p>410 TERRY AVE N</text:p>
            <text:p>-</text:p>
          </table:table-cell>
          <table:table-cell table:style-name="ce5" office:value-type="string" calcext:value-type="string">
            <text:p>SEATTLE</text:p>
            <text:p>WA</text:p>
          </table:table-cell>
          <table:table-cell table:style-name="ce5" office:value-type="string" calcext:value-type="string">
            <text:p>98109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530847388782</text:p>
          </table:table-cell>
          <table:table-cell table:style-name="ce5" office:value-type="string" calcext:value-type="string">
            <text:p>Merchandise &amp; Supplies-Internet Purchase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01/2021</text:p>
          </table:table-cell>
          <table:table-cell table:style-name="ce6" office:value-type="string" calcext:value-type="string">
            <text:p>KAISER PERMANENTE <text:s text:c="2"/>844-524-7370 <text:s text:c="7"/>CA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127.68" calcext:value-type="float">
            <text:p>127.68</text:p>
          </table:table-cell>
          <table:table-cell table:style-name="ce6" office:value-type="string" calcext:value-type="string">
            <text:p>84184549    844-524-7370</text:p>
            <text:p>KAISER PERMANENTE</text:p>
            <text:p>844-524-7370</text:p>
            <text:p>CA</text:p>
            <text:p>Description : INSURANCE SALES AND Price : 0.00</text:p>
            <text:p>844-524-7370</text:p>
          </table:table-cell>
          <table:table-cell table:style-name="ce6" office:value-type="string" calcext:value-type="string">
            <text:p>KAISER PERMANENTE <text:s text:c="2"/>844-524-7370 <text:s text:c="7"/>CA</text:p>
          </table:table-cell>
          <table:table-cell table:style-name="ce6" office:value-type="string" calcext:value-type="string">
            <text:p>10990 San Diego Mission Rd</text:p>
          </table:table-cell>
          <table:table-cell table:style-name="ce6" office:value-type="string" calcext:value-type="string">
            <text:p>San Diego</text:p>
            <text:p>CA</text:p>
          </table:table-cell>
          <table:table-cell table:style-name="ce6" office:value-type="string" calcext:value-type="string">
            <text:p>92108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530847106631</text:p>
          </table:table-cell>
          <table:table-cell table:style-name="ce6" office:value-type="string" calcext:value-type="string">
            <text:p>Business Services-Insurance Services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01/2021</text:p>
          </table:table-cell>
          <table:table-cell table:style-name="ce5" office:value-type="string" calcext:value-type="string">
            <text:p>PAYPAL *JOSHUASARMY 4029357733 <text:s text:c="9"/>NC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20" calcext:value-type="float">
            <text:p>20.00</text:p>
          </table:table-cell>
          <table:table-cell table:style-name="ce5" office:value-type="string" calcext:value-type="string">
            <text:p>10068230144 4029357733</text:p>
            <text:p>PAYPAL *JOSHUASARMY</text:p>
            <text:p>4029357733</text:p>
            <text:p>NC</text:p>
            <text:p>Description : RELIGIOUS Price : 0.00</text:p>
            <text:p>4029357733</text:p>
          </table:table-cell>
          <table:table-cell table:style-name="ce5" office:value-type="string" calcext:value-type="string">
            <text:p>PAYPAL *JOSHUASARMY 4029357733 <text:s text:c="9"/>NC</text:p>
          </table:table-cell>
          <table:table-cell table:style-name="ce5" office:value-type="string" calcext:value-type="string">
            <text:p>1482 JV PARKER DR</text:p>
          </table:table-cell>
          <table:table-cell table:style-name="ce5" office:value-type="string" calcext:value-type="string">
            <text:p>4029357733</text:p>
            <text:p>NC</text:p>
          </table:table-cell>
          <table:table-cell table:style-name="ce5" office:value-type="string" calcext:value-type="string">
            <text:p>28602</text:p>
          </table:table-cell>
          <table:table-cell table:style-name="ce5" office:value-type="string" calcext:value-type="string">
            <text:p>UNITED STATES OF AMERICA (THE)</text:p>
          </table:table-cell>
          <table:table-cell table:style-name="ce5" office:value-type="string" calcext:value-type="string">
            <text:p>320211530850886941</text:p>
          </table:table-cell>
          <table:table-cell table:style-name="ce5" office:value-type="string" calcext:value-type="string">
            <text:p>Business Services-Other Servic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01/2021</text:p>
          </table:table-cell>
          <table:table-cell table:style-name="ce6" office:value-type="string" calcext:value-type="string">
            <text:p>SCOTT FAMILY HEALTH FORT COLLINS <text:s text:c="7"/>CO</text:p>
          </table:table-cell>
          <table:table-cell table:style-name="ce6" office:value-type="string" calcext:value-type="string">
            <text:p>KARISSA A HARRIS</text:p>
          </table:table-cell>
          <table:table-cell table:style-name="ce13" office:value-type="string" calcext:value-type="string">
            <text:p>-21019</text:p>
          </table:table-cell>
          <table:table-cell table:style-name="ce18" office:value-type="float" office:value="5" calcext:value-type="float">
            <text:p>5.00</text:p>
          </table:table-cell>
          <table:table-cell table:style-name="ce6" office:value-type="string" calcext:value-type="string">
            <text:p>7301100115362666            80525</text:p>
            <text:p>SCOTT FAMILY HEALTH 436845558626874</text:p>
            <text:p>FORT COLLINS</text:p>
            <text:p>CO</text:p>
            <text:p>62666            80525</text:p>
          </table:table-cell>
          <table:table-cell table:style-name="ce6" office:value-type="string" calcext:value-type="string">
            <text:p>SCOTT FAMILY HEALTH FORT COLLINS <text:s text:c="7"/>CO</text:p>
          </table:table-cell>
          <table:table-cell table:style-name="ce6" office:value-type="string" calcext:value-type="string">
            <text:p>4038 S TIMBERLINE RD STE 120</text:p>
          </table:table-cell>
          <table:table-cell table:style-name="ce6" office:value-type="string" calcext:value-type="string">
            <text:p>FORT COLLINS</text:p>
            <text:p>CO</text:p>
          </table:table-cell>
          <table:table-cell table:style-name="ce6" office:value-type="string" calcext:value-type="string">
            <text:p>80525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530855816917</text:p>
          </table:table-cell>
          <table:table-cell table:style-name="ce6" office:value-type="string" calcext:value-type="string">
            <text:p>Business Services-Health Care Services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02/2021</text:p>
          </table:table-cell>
          <table:table-cell table:style-name="ce5" office:value-type="string" calcext:value-type="string">
            <text:p>LOCALITY 65000001078FORT COLLINS <text:s text:c="7"/>CO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41.96" calcext:value-type="float">
            <text:p>41.96</text:p>
          </table:table-cell>
          <table:table-cell table:style-name="ce5" office:value-type="string" calcext:value-type="string">
            <text:p>10156320210 9705688351</text:p>
            <text:p>LOCALITY 650000010789504</text:p>
            <text:p>FORT COLLINS</text:p>
            <text:p>CO</text:p>
            <text:p>Description : TIP Price :0.07</text:p>
            <text:p>9705688351</text:p>
          </table:table-cell>
          <table:table-cell table:style-name="ce5" office:value-type="string" calcext:value-type="string">
            <text:p>LOCALITY 65000001078FORT COLLINS <text:s text:c="7"/>CO</text:p>
          </table:table-cell>
          <table:table-cell table:style-name="ce5" office:value-type="string" calcext:value-type="string">
            <text:p>2350 E HARMONY RD</text:p>
            <text:p>STE 1</text:p>
          </table:table-cell>
          <table:table-cell table:style-name="ce5" office:value-type="string" calcext:value-type="string">
            <text:p>FORT COLLINS</text:p>
            <text:p>CO</text:p>
          </table:table-cell>
          <table:table-cell table:style-name="ce5" office:value-type="string" calcext:value-type="string">
            <text:p>80528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540875553391</text:p>
          </table:table-cell>
          <table:table-cell table:style-name="ce5" office:value-type="string" calcext:value-type="string">
            <text:p>Restaurant-Restaurant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02/2021</text:p>
          </table:table-cell>
          <table:table-cell table:style-name="ce6" office:value-type="string" calcext:value-type="string">
            <text:p>RADIOLOGY IMAGING ASENGLEWOOD <text:s text:c="10"/>CO</text:p>
          </table:table-cell>
          <table:table-cell table:style-name="ce6" office:value-type="string" calcext:value-type="string">
            <text:p>KARISSA A HARRIS</text:p>
          </table:table-cell>
          <table:table-cell table:style-name="ce13" office:value-type="string" calcext:value-type="string">
            <text:p>-21019</text:p>
          </table:table-cell>
          <table:table-cell table:style-name="ce18" office:value-type="float" office:value="61.5" calcext:value-type="float">
            <text:p>61.50</text:p>
          </table:table-cell>
          <table:table-cell table:style-name="ce6" office:value-type="string" calcext:value-type="string">
            <text:p>31099531153 303-7619190</text:p>
            <text:p>RADIOLOGY IMAGING ASSOC P 00-080136074</text:p>
            <text:p>ENGLEWOOD</text:p>
            <text:p>CO</text:p>
            <text:p>303-7619190</text:p>
          </table:table-cell>
          <table:table-cell table:style-name="ce6" office:value-type="string" calcext:value-type="string">
            <text:p>RADIOLOGY IMAGING ASENGLEWOOD <text:s text:c="10"/>CO</text:p>
          </table:table-cell>
          <table:table-cell table:style-name="ce6" office:value-type="string" calcext:value-type="string">
            <text:p>10700 E GEDDES AVE STE 200</text:p>
          </table:table-cell>
          <table:table-cell table:style-name="ce6" office:value-type="string" calcext:value-type="string">
            <text:p>ENGLEWOOD</text:p>
            <text:p>CO</text:p>
          </table:table-cell>
          <table:table-cell table:style-name="ce6" office:value-type="string" calcext:value-type="string">
            <text:p>80112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540864287139</text:p>
          </table:table-cell>
          <table:table-cell table:style-name="ce6" office:value-type="string" calcext:value-type="string">
            <text:p>Business Services-Health Care Servic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03/2021</text:p>
          </table:table-cell>
          <table:table-cell table:style-name="ce6" office:value-type="string" calcext:value-type="string">
            <text:p>CO DRIVER SRVS ONLINDENVER <text:s text:c="13"/>CO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32.33" calcext:value-type="float">
            <text:p>32.33</text:p>
          </table:table-cell>
          <table:table-cell table:style-name="ce6" office:value-type="string" calcext:value-type="string">
            <text:p>258468716   303-534-3468</text:p>
            <text:p>CO DRIVER SRVS ONLINE 0000</text:p>
            <text:p>DENVER</text:p>
            <text:p>CO</text:p>
            <text:p>Description : GOVERNMENT SERVICES Price : 0.00</text:p>
            <text:p>303-534-3468</text:p>
          </table:table-cell>
          <table:table-cell table:style-name="ce6" office:value-type="string" calcext:value-type="string">
            <text:p>CO DRIVER SRVS ONLINDENVER <text:s text:c="13"/>CO</text:p>
          </table:table-cell>
          <table:table-cell table:style-name="ce6" office:value-type="string" calcext:value-type="string">
            <text:p>600 17TH ST</text:p>
            <text:p>STE 2150 SOUTH</text:p>
          </table:table-cell>
          <table:table-cell table:style-name="ce6" office:value-type="string" calcext:value-type="string">
            <text:p>DENVER</text:p>
            <text:p>CO</text:p>
          </table:table-cell>
          <table:table-cell table:style-name="ce6" office:value-type="string" calcext:value-type="string">
            <text:p>80202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550891947332</text:p>
          </table:table-cell>
          <table:table-cell table:style-name="ce6" office:value-type="string" calcext:value-type="string">
            <text:p>Other-Government Services</text:p>
          </table:table-cell>
          <table:table-cell table:style-name="ce22" table:number-columns-repeated="1011"/>
        </table:table-row>
        <table:table-row table:style-name="ro3">
          <table:table-cell table:style-name="ce7" office:value-type="string" calcext:value-type="string">
            <text:p>06/04/2021</text:p>
          </table:table-cell>
          <table:table-cell table:style-name="ce7" office:value-type="string" calcext:value-type="string">
            <text:p>ONLINE PAYMENT - THANK YOU</text:p>
          </table:table-cell>
          <table:table-cell table:style-name="ce7" office:value-type="string" calcext:value-type="string">
            <text:p>TIMOTHY HARRIS</text:p>
          </table:table-cell>
          <table:table-cell table:style-name="ce14" office:value-type="string" calcext:value-type="string">
            <text:p>-21001</text:p>
          </table:table-cell>
          <table:table-cell table:style-name="ce19" office:value-type="float" office:value="-1350" calcext:value-type="float">
            <text:p>-1350.00</text:p>
          </table:table-cell>
          <table:table-cell table:style-name="ce7" office:value-type="string" calcext:value-type="string">
            <text:p>ONLINE PAYMENT - THANK YOU</text:p>
            <text:p/>
          </table:table-cell>
          <table:table-cell table:style-name="ce7" office:value-type="string" calcext:value-type="string">
            <text:p>ONLINE PAYMENT - THANK YOU</text:p>
          </table:table-cell>
          <table:table-cell table:style-name="ce7" table:number-columns-repeated="4"/>
          <table:table-cell table:style-name="ce7" office:value-type="string" calcext:value-type="string">
            <text:p>320211550877723879</text:p>
          </table:table-cell>
          <table:table-cell table:style-name="ce7"/>
          <table:table-cell table:style-name="ce23" table:number-columns-repeated="1011"/>
        </table:table-row>
        <table:table-row table:style-name="ro3">
          <table:table-cell table:style-name="ce5" office:value-type="string" calcext:value-type="string">
            <text:p>06/05/2021</text:p>
          </table:table-cell>
          <table:table-cell table:style-name="ce5" office:value-type="string" calcext:value-type="string">
            <text:p>NAIL BAR <text:s text:c="11"/>FORT COLLINS <text:s text:c="7"/>CO</text:p>
          </table:table-cell>
          <table:table-cell table:style-name="ce5" office:value-type="string" calcext:value-type="string">
            <text:p>KARISSA A HARRIS</text:p>
          </table:table-cell>
          <table:table-cell table:style-name="ce12" office:value-type="string" calcext:value-type="string">
            <text:p>-21019</text:p>
          </table:table-cell>
          <table:table-cell table:style-name="ce17" office:value-type="float" office:value="82" calcext:value-type="float">
            <text:p>82.00</text:p>
          </table:table-cell>
          <table:table-cell table:style-name="ce5" office:value-type="string" calcext:value-type="string">
            <text:p>85179241157        USFC1LOVE80525</text:p>
            <text:p>NAIL BAR</text:p>
            <text:p>FORT COLLINS</text:p>
            <text:p>CO</text:p>
            <text:p>USFC1LOVE80525</text:p>
          </table:table-cell>
          <table:table-cell table:style-name="ce5" office:value-type="string" calcext:value-type="string">
            <text:p>NAIL BAR <text:s text:c="11"/>FORT COLLINS <text:s text:c="7"/>CO</text:p>
          </table:table-cell>
          <table:table-cell table:style-name="ce5" office:value-type="string" calcext:value-type="string">
            <text:p>3300 S COLLEGE AVE</text:p>
          </table:table-cell>
          <table:table-cell table:style-name="ce5" office:value-type="string" calcext:value-type="string">
            <text:p>FORT COLLINS</text:p>
            <text:p>CO</text:p>
          </table:table-cell>
          <table:table-cell table:style-name="ce5" office:value-type="string" calcext:value-type="string">
            <text:p>80525-2689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570929039090</text:p>
          </table:table-cell>
          <table:table-cell table:style-name="ce5" office:value-type="string" calcext:value-type="string">
            <text:p>Business Services-Other Servic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05/2021</text:p>
          </table:table-cell>
          <table:table-cell table:style-name="ce6" office:value-type="string" calcext:value-type="string">
            <text:p>SNOOZ AN AM EATERY <text:s/>FT COLLINS <text:s text:c="9"/>CO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45.17" calcext:value-type="float">
            <text:p>45.17</text:p>
          </table:table-cell>
          <table:table-cell table:style-name="ce6" office:value-type="string" calcext:value-type="string">
            <text:p>75100116    720-459-3140</text:p>
            <text:p>SNOOZ AN AM EATERY</text:p>
            <text:p>FT COLLINS</text:p>
            <text:p>CO</text:p>
            <text:p>Description : FOOD/BEVERAGE Price : 0.00</text:p>
            <text:p>720-459-3140</text:p>
          </table:table-cell>
          <table:table-cell table:style-name="ce6" office:value-type="string" calcext:value-type="string">
            <text:p>SNOOZ AN AM EATERY <text:s/>FT COLLINS <text:s text:c="9"/>CO</text:p>
          </table:table-cell>
          <table:table-cell table:style-name="ce6" office:value-type="string" calcext:value-type="string">
            <text:p>144 W MOUNTAIN AVE</text:p>
          </table:table-cell>
          <table:table-cell table:style-name="ce6" office:value-type="string" calcext:value-type="string">
            <text:p>FORT COLLINS</text:p>
            <text:p>CO</text:p>
          </table:table-cell>
          <table:table-cell table:style-name="ce6" office:value-type="string" calcext:value-type="string">
            <text:p>80524-2823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570921776118</text:p>
          </table:table-cell>
          <table:table-cell table:style-name="ce6" office:value-type="string" calcext:value-type="string">
            <text:p>Restaurant-Restaurant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05/2021</text:p>
          </table:table-cell>
          <table:table-cell table:style-name="ce5" office:value-type="string" calcext:value-type="string">
            <text:p>WALGREENS <text:s text:c="10"/>FORT COLLINS <text:s text:c="7"/>CO</text:p>
          </table:table-cell>
          <table:table-cell table:style-name="ce5" office:value-type="string" calcext:value-type="string">
            <text:p>KARISSA A HARRIS</text:p>
          </table:table-cell>
          <table:table-cell table:style-name="ce12" office:value-type="string" calcext:value-type="string">
            <text:p>-21019</text:p>
          </table:table-cell>
          <table:table-cell table:style-name="ce17" office:value-type="float" office:value="17.57" calcext:value-type="float">
            <text:p>17.57</text:p>
          </table:table-cell>
          <table:table-cell table:style-name="ce5" office:value-type="string" calcext:value-type="string">
            <text:p>99999991157NONE             80525</text:p>
            <text:p>PHARMACIES</text:p>
            <text:p>WALGREENS</text:p>
            <text:p>FORT COLLINS</text:p>
            <text:p>CO</text:p>
            <text:p>PHARMACIES</text:p>
            <text:p>NONE             80525</text:p>
          </table:table-cell>
          <table:table-cell table:style-name="ce5" office:value-type="string" calcext:value-type="string">
            <text:p>WALGREENS <text:s text:c="10"/>FORT COLLINS <text:s text:c="7"/>CO</text:p>
          </table:table-cell>
          <table:table-cell table:style-name="ce5" office:value-type="string" calcext:value-type="string">
            <text:p>2612 COLLEGE AVENUE</text:p>
          </table:table-cell>
          <table:table-cell table:style-name="ce5" office:value-type="string" calcext:value-type="string">
            <text:p>FORT COLLINS</text:p>
            <text:p>CO</text:p>
          </table:table-cell>
          <table:table-cell table:style-name="ce5" office:value-type="string" calcext:value-type="string">
            <text:p>80525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570921995044</text:p>
          </table:table-cell>
          <table:table-cell table:style-name="ce5" office:value-type="string" calcext:value-type="string">
            <text:p>Merchandise &amp; Supplies-Pharmaci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05/2021</text:p>
          </table:table-cell>
          <table:table-cell table:style-name="ce6" office:value-type="string" calcext:value-type="string">
            <text:p>IPHONE CITIZENSONELOAN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35.33" calcext:value-type="float">
            <text:p>35.33</text:p>
          </table:table-cell>
          <table:table-cell table:style-name="ce6" office:value-type="string" calcext:value-type="string">
            <text:p>85453831157000000000000000001</text:p>
            <text:p>iPhone CitizenOne Loan</text:p>
            <text:p>BRIDGEPORT</text:p>
            <text:p>CT</text:p>
            <text:p>000000000000000001</text:p>
          </table:table-cell>
          <table:table-cell table:style-name="ce6" office:value-type="string" calcext:value-type="string">
            <text:p>iPhone CitizenOne LoBRIDGEPORT <text:s text:c="9"/>CT</text:p>
          </table:table-cell>
          <table:table-cell table:style-name="ce6" office:value-type="string" calcext:value-type="string">
            <text:p>480 JEFFERSON BLVDD</text:p>
          </table:table-cell>
          <table:table-cell table:style-name="ce6" office:value-type="string" calcext:value-type="string">
            <text:p>WARWICK</text:p>
            <text:p>RI</text:p>
          </table:table-cell>
          <table:table-cell table:style-name="ce6" office:value-type="string" calcext:value-type="string">
            <text:p>02886-0000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570913643004</text:p>
          </table:table-cell>
          <table:table-cell table:style-name="ce6" office:value-type="string" calcext:value-type="string">
            <text:p>Communications-Telephone Comm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06/2021</text:p>
          </table:table-cell>
          <table:table-cell table:style-name="ce5" office:value-type="string" calcext:value-type="string">
            <text:p>BT*QUICKEN INC <text:s text:c="5"/>MENLO PARK <text:s text:c="9"/>CA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3.99" calcext:value-type="float">
            <text:p>3.99</text:p>
          </table:table-cell>
          <table:table-cell table:style-name="ce5" office:value-type="string" calcext:value-type="string">
            <text:p>QA2K3TH3   006831708        94025</text:p>
            <text:p>BT*QUICKEN INC</text:p>
            <text:p>MENLO PARK</text:p>
            <text:p>CA</text:p>
            <text:p>006831708        94025</text:p>
          </table:table-cell>
          <table:table-cell table:style-name="ce5" office:value-type="string" calcext:value-type="string">
            <text:p>BT*QUICKEN INC <text:s text:c="5"/>MENLO PARK <text:s text:c="9"/>CA</text:p>
          </table:table-cell>
          <table:table-cell table:style-name="ce5" office:value-type="string" calcext:value-type="string">
            <text:p>3760 HAVEN AVE</text:p>
          </table:table-cell>
          <table:table-cell table:style-name="ce5" office:value-type="string" calcext:value-type="string">
            <text:p>MENLO PARK</text:p>
            <text:p>CA</text:p>
          </table:table-cell>
          <table:table-cell table:style-name="ce5" office:value-type="string" calcext:value-type="string">
            <text:p>94025</text:p>
          </table:table-cell>
          <table:table-cell table:style-name="ce5" office:value-type="string" calcext:value-type="string">
            <text:p>UNITED STATES OF AMERICA (THE)</text:p>
          </table:table-cell>
          <table:table-cell table:style-name="ce5" office:value-type="string" calcext:value-type="string">
            <text:p>320211570919383678</text:p>
          </table:table-cell>
          <table:table-cell table:style-name="ce5" office:value-type="string" calcext:value-type="string">
            <text:p>Merchandise &amp; Supplies-Computer Suppli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06/2021</text:p>
          </table:table-cell>
          <table:table-cell table:style-name="ce6" office:value-type="string" calcext:value-type="string">
            <text:p>KING SOOPERS <text:s text:c="7"/>FORT COLLINS <text:s text:c="7"/>CO</text:p>
          </table:table-cell>
          <table:table-cell table:style-name="ce6" office:value-type="string" calcext:value-type="string">
            <text:p>KARISSA A HARRIS</text:p>
          </table:table-cell>
          <table:table-cell table:style-name="ce13" office:value-type="string" calcext:value-type="string">
            <text:p>-21019</text:p>
          </table:table-cell>
          <table:table-cell table:style-name="ce18" office:value-type="float" office:value="12.88" calcext:value-type="float">
            <text:p>12.88</text:p>
          </table:table-cell>
          <table:table-cell table:style-name="ce6" office:value-type="string" calcext:value-type="string">
            <text:p>999999911578774154647</text:p>
            <text:p>GROCERY STORES</text:p>
            <text:p>KING SOOPERS</text:p>
            <text:p>FORT COLLINS</text:p>
            <text:p>CO</text:p>
            <text:p>GROCERY STORES</text:p>
            <text:p>8774154647</text:p>
          </table:table-cell>
          <table:table-cell table:style-name="ce6" office:value-type="string" calcext:value-type="string">
            <text:p>KING SOOPERS <text:s text:c="7"/>FORT COLLINS <text:s text:c="7"/>CO</text:p>
          </table:table-cell>
          <table:table-cell table:style-name="ce6" office:value-type="string" calcext:value-type="string">
            <text:p>2325 S COLLEGE AVE</text:p>
          </table:table-cell>
          <table:table-cell table:style-name="ce6" office:value-type="string" calcext:value-type="string">
            <text:p>FORT COLLINS</text:p>
            <text:p>CO</text:p>
          </table:table-cell>
          <table:table-cell table:style-name="ce6" office:value-type="string" calcext:value-type="string">
            <text:p>80525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580943970116</text:p>
          </table:table-cell>
          <table:table-cell table:style-name="ce6" office:value-type="string" calcext:value-type="string">
            <text:p>Merchandise &amp; Supplies-Groceries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07/2021</text:p>
          </table:table-cell>
          <table:table-cell table:style-name="ce5" office:value-type="string" calcext:value-type="string">
            <text:p>AMAZON.COM*2X36U2SM1AMZN.COM/BILL <text:s text:c="6"/>WA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42.92" calcext:value-type="float">
            <text:p>42.92</text:p>
          </table:table-cell>
          <table:table-cell table:style-name="ce5" office:value-type="string" calcext:value-type="string">
            <text:p>4N72AFYDOIR MERCHANDISE</text:p>
            <text:p>AMAZON.COM*2X36U2SM1</text:p>
            <text:p>AMZN.COM/BILL</text:p>
            <text:p>WA</text:p>
            <text:p>MERCHANDISE</text:p>
          </table:table-cell>
          <table:table-cell table:style-name="ce5" office:value-type="string" calcext:value-type="string">
            <text:p>AMAZON.COM*2X36U2SM1AMZN.COM/BILL <text:s text:c="6"/>WA</text:p>
          </table:table-cell>
          <table:table-cell table:style-name="ce5" office:value-type="string" calcext:value-type="string">
            <text:p>410 TERRY AVE N</text:p>
            <text:p>-</text:p>
          </table:table-cell>
          <table:table-cell table:style-name="ce5" office:value-type="string" calcext:value-type="string">
            <text:p>SEATTLE</text:p>
            <text:p>WA</text:p>
          </table:table-cell>
          <table:table-cell table:style-name="ce5" office:value-type="string" calcext:value-type="string">
            <text:p>98109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590960223425</text:p>
          </table:table-cell>
          <table:table-cell table:style-name="ce5" office:value-type="string" calcext:value-type="string">
            <text:p>Merchandise &amp; Supplies-Internet Purchase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07/2021</text:p>
          </table:table-cell>
          <table:table-cell table:style-name="ce6" office:value-type="string" calcext:value-type="string">
            <text:p>DISCOVERY DIGITAL VEKNOXVILLE <text:s text:c="10"/>TN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4.99" calcext:value-type="float">
            <text:p>4.99</text:p>
          </table:table-cell>
          <table:table-cell table:style-name="ce6" office:value-type="string" calcext:value-type="string">
            <text:p>24O8SEBT2MA CABLE &amp; PAY TV</text:p>
            <text:p>DISCOVERY DIGITAL VENTURES LLC*DDV *DI</text:p>
            <text:p>KNOXVILLE</text:p>
            <text:p>TN</text:p>
            <text:p>CABLE &amp; PAY TV</text:p>
          </table:table-cell>
          <table:table-cell table:style-name="ce6" office:value-type="string" calcext:value-type="string">
            <text:p>DISCOVERY DIGITAL VEKNOXVILLE <text:s text:c="10"/>TN</text:p>
          </table:table-cell>
          <table:table-cell table:style-name="ce6" office:value-type="string" calcext:value-type="string">
            <text:p>9721 <text:s/>SHERRILL BOULEVARD</text:p>
          </table:table-cell>
          <table:table-cell table:style-name="ce6" office:value-type="string" calcext:value-type="string">
            <text:p>KNOXVILLE</text:p>
            <text:p>TN</text:p>
          </table:table-cell>
          <table:table-cell table:style-name="ce6" office:value-type="string" calcext:value-type="string">
            <text:p>37932</text:p>
          </table:table-cell>
          <table:table-cell table:style-name="ce6" office:value-type="string" calcext:value-type="string">
            <text:p>UNITED STATES OF AMERICA (THE)</text:p>
          </table:table-cell>
          <table:table-cell table:style-name="ce6" office:value-type="string" calcext:value-type="string">
            <text:p>320211580932669284</text:p>
          </table:table-cell>
          <table:table-cell table:style-name="ce6" office:value-type="string" calcext:value-type="string">
            <text:p>Communications-Cable &amp; Internet Comm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07/2021</text:p>
          </table:table-cell>
          <table:table-cell table:style-name="ce5" office:value-type="string" calcext:value-type="string">
            <text:p>DOMINO'S PIZZA <text:s text:c="5"/>FORT COLLINS <text:s text:c="7"/>CO</text:p>
          </table:table-cell>
          <table:table-cell table:style-name="ce5" office:value-type="string" calcext:value-type="string">
            <text:p>KARISSA A HARRIS</text:p>
          </table:table-cell>
          <table:table-cell table:style-name="ce12" office:value-type="string" calcext:value-type="string">
            <text:p>-21019</text:p>
          </table:table-cell>
          <table:table-cell table:style-name="ce17" office:value-type="float" office:value="12.88" calcext:value-type="float">
            <text:p>12.88</text:p>
          </table:table-cell>
          <table:table-cell table:style-name="ce5" office:value-type="string" calcext:value-type="string">
            <text:p>060700029619704168868</text:p>
            <text:p>FAST FOOD REST.</text:p>
            <text:p>DOMINO'S PIZZA</text:p>
            <text:p>FORT COLLINS</text:p>
            <text:p>CO</text:p>
            <text:p>FAST FOOD REST.</text:p>
            <text:p>9704168868</text:p>
          </table:table-cell>
          <table:table-cell table:style-name="ce5" office:value-type="string" calcext:value-type="string">
            <text:p>DOMINO'S PIZZA <text:s text:c="5"/>FORT COLLINS <text:s text:c="7"/>CO</text:p>
          </table:table-cell>
          <table:table-cell table:style-name="ce5" office:value-type="string" calcext:value-type="string">
            <text:p>732 S LEMAY AVE</text:p>
          </table:table-cell>
          <table:table-cell table:style-name="ce5" office:value-type="string" calcext:value-type="string">
            <text:p>FORT COLLINS</text:p>
            <text:p>CO</text:p>
          </table:table-cell>
          <table:table-cell table:style-name="ce5" office:value-type="string" calcext:value-type="string">
            <text:p>80524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590956138750</text:p>
          </table:table-cell>
          <table:table-cell table:style-name="ce5" office:value-type="string" calcext:value-type="string">
            <text:p>Restaurant-Bar &amp; Café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07/2021</text:p>
          </table:table-cell>
          <table:table-cell table:style-name="ce6" office:value-type="string" calcext:value-type="string">
            <text:p>KING SOOPERS <text:s text:c="7"/>FORT COLLINS <text:s text:c="7"/>CO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38.33" calcext:value-type="float">
            <text:p>38.33</text:p>
          </table:table-cell>
          <table:table-cell table:style-name="ce6" office:value-type="string" calcext:value-type="string">
            <text:p>999999911588774154647</text:p>
            <text:p>GROCERY STORES</text:p>
            <text:p>KING SOOPERS</text:p>
            <text:p>FORT COLLINS</text:p>
            <text:p>CO</text:p>
            <text:p>GROCERY STORES</text:p>
            <text:p>8774154647</text:p>
          </table:table-cell>
          <table:table-cell table:style-name="ce6" office:value-type="string" calcext:value-type="string">
            <text:p>KING SOOPERS <text:s text:c="7"/>FORT COLLINS <text:s text:c="7"/>CO</text:p>
          </table:table-cell>
          <table:table-cell table:style-name="ce6" office:value-type="string" calcext:value-type="string">
            <text:p>2630 TIMBERLINE RD</text:p>
          </table:table-cell>
          <table:table-cell table:style-name="ce6" office:value-type="string" calcext:value-type="string">
            <text:p>FT COLLINS</text:p>
            <text:p>CO</text:p>
          </table:table-cell>
          <table:table-cell table:style-name="ce6" office:value-type="string" calcext:value-type="string">
            <text:p>80525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590962247124</text:p>
          </table:table-cell>
          <table:table-cell table:style-name="ce6" office:value-type="string" calcext:value-type="string">
            <text:p>Merchandise &amp; Supplies-Groceries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07/2021</text:p>
          </table:table-cell>
          <table:table-cell table:style-name="ce5" office:value-type="string" calcext:value-type="string">
            <text:p>KING SOOPERS #5097 0FORT COLLINS <text:s text:c="7"/>CO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58.36" calcext:value-type="float">
            <text:p>58.36</text:p>
          </table:table-cell>
          <table:table-cell table:style-name="ce5" office:value-type="string" calcext:value-type="string">
            <text:p>99999991159 8774154647</text:p>
            <text:p>KING SOOPERS #5097 000005097</text:p>
            <text:p>FORT COLLINS</text:p>
            <text:p>CO</text:p>
            <text:p>Description : REFER TO RECEIPT Price : 0.00</text:p>
            <text:p>8774154647</text:p>
          </table:table-cell>
          <table:table-cell table:style-name="ce5" office:value-type="string" calcext:value-type="string">
            <text:p>KING SOOPERS #5097 0FORT COLLINS <text:s text:c="7"/>CO</text:p>
          </table:table-cell>
          <table:table-cell table:style-name="ce5" office:value-type="string" calcext:value-type="string">
            <text:p>2602 S TIMBERLINE RD</text:p>
          </table:table-cell>
          <table:table-cell table:style-name="ce5" office:value-type="string" calcext:value-type="string">
            <text:p>FORT COLLINS</text:p>
            <text:p>CO</text:p>
          </table:table-cell>
          <table:table-cell table:style-name="ce5" office:value-type="string" calcext:value-type="string">
            <text:p>80525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590953505292</text:p>
          </table:table-cell>
          <table:table-cell table:style-name="ce5" office:value-type="string" calcext:value-type="string">
            <text:p>Merchandise &amp; Supplies-Groceri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07/2021</text:p>
          </table:table-cell>
          <table:table-cell table:style-name="ce6" office:value-type="string" calcext:value-type="string">
            <text:p>KING SOOPERS #5097 0FORT COLLINS <text:s text:c="7"/>CO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169.84" calcext:value-type="float">
            <text:p>169.84</text:p>
          </table:table-cell>
          <table:table-cell table:style-name="ce6" office:value-type="string" calcext:value-type="string">
            <text:p>99999991159 8774154647</text:p>
            <text:p>KING SOOPERS #5097 000005097</text:p>
            <text:p>FORT COLLINS</text:p>
            <text:p>CO</text:p>
            <text:p>Description : REFER TO RECEIPT Price : 0.00</text:p>
            <text:p>8774154647</text:p>
          </table:table-cell>
          <table:table-cell table:style-name="ce6" office:value-type="string" calcext:value-type="string">
            <text:p>KING SOOPERS #5097 0FORT COLLINS <text:s text:c="7"/>CO</text:p>
          </table:table-cell>
          <table:table-cell table:style-name="ce6" office:value-type="string" calcext:value-type="string">
            <text:p>2602 S TIMBERLINE RD</text:p>
          </table:table-cell>
          <table:table-cell table:style-name="ce6" office:value-type="string" calcext:value-type="string">
            <text:p>FORT COLLINS</text:p>
            <text:p>CO</text:p>
          </table:table-cell>
          <table:table-cell table:style-name="ce6" office:value-type="string" calcext:value-type="string">
            <text:p>80525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590953790997</text:p>
          </table:table-cell>
          <table:table-cell table:style-name="ce6" office:value-type="string" calcext:value-type="string">
            <text:p>Merchandise &amp; Supplies-Groceri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08/2021</text:p>
          </table:table-cell>
          <table:table-cell table:style-name="ce6" office:value-type="string" calcext:value-type="string">
            <text:p>KING SOOPERS <text:s text:c="7"/>FORT COLLINS <text:s text:c="7"/>CO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17.39" calcext:value-type="float">
            <text:p>17.39</text:p>
          </table:table-cell>
          <table:table-cell table:style-name="ce6" office:value-type="string" calcext:value-type="string">
            <text:p>999999911598774154647</text:p>
            <text:p>GROCERY STORES</text:p>
            <text:p>KING SOOPERS</text:p>
            <text:p>FORT COLLINS</text:p>
            <text:p>CO</text:p>
            <text:p>GROCERY STORES</text:p>
            <text:p>8774154647</text:p>
          </table:table-cell>
          <table:table-cell table:style-name="ce6" office:value-type="string" calcext:value-type="string">
            <text:p>KING SOOPERS <text:s text:c="7"/>FORT COLLINS <text:s text:c="7"/>CO</text:p>
          </table:table-cell>
          <table:table-cell table:style-name="ce6" office:value-type="string" calcext:value-type="string">
            <text:p>2325 S COLLEGE AVE</text:p>
          </table:table-cell>
          <table:table-cell table:style-name="ce6" office:value-type="string" calcext:value-type="string">
            <text:p>FORT COLLINS</text:p>
            <text:p>CO</text:p>
          </table:table-cell>
          <table:table-cell table:style-name="ce6" office:value-type="string" calcext:value-type="string">
            <text:p>80525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600982409570</text:p>
          </table:table-cell>
          <table:table-cell table:style-name="ce6" office:value-type="string" calcext:value-type="string">
            <text:p>Merchandise &amp; Supplies-Groceries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09/2021</text:p>
          </table:table-cell>
          <table:table-cell table:style-name="ce5" office:value-type="string" calcext:value-type="string">
            <text:p>TWP*SUB33613732 <text:s text:c="4"/>WAPO.COM <text:s text:c="11"/>DC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1" calcext:value-type="float">
            <text:p>1.00</text:p>
          </table:table-cell>
          <table:table-cell table:style-name="ce5" office:value-type="string" calcext:value-type="string">
            <text:p>4S51VZEK   SUBSCRIPTION</text:p>
            <text:p>TWP*SUB33613732</text:p>
            <text:p>WAPO.COM</text:p>
            <text:p>DC</text:p>
            <text:p>SUBSCRIPTION</text:p>
          </table:table-cell>
          <table:table-cell table:style-name="ce5" office:value-type="string" calcext:value-type="string">
            <text:p>TWP*SUB33613732 <text:s text:c="4"/>WAPO.COM <text:s text:c="11"/>DC</text:p>
          </table:table-cell>
          <table:table-cell table:style-name="ce5" office:value-type="string" calcext:value-type="string">
            <text:p>1301 K Street NW</text:p>
            <text:p>-</text:p>
          </table:table-cell>
          <table:table-cell table:style-name="ce5" office:value-type="string" calcext:value-type="string">
            <text:p>WASHINGTON</text:p>
            <text:p>DC</text:p>
          </table:table-cell>
          <table:table-cell table:style-name="ce5" office:value-type="string" calcext:value-type="string">
            <text:p>20071-0001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600975713968</text:p>
          </table:table-cell>
          <table:table-cell table:style-name="ce5" office:value-type="string" calcext:value-type="string">
            <text:p>Merchandise &amp; Supplies-Mail Order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10/2021</text:p>
          </table:table-cell>
          <table:table-cell table:style-name="ce5" office:value-type="string" calcext:value-type="string">
            <text:p>AMAZON.COM*2X91O3IO1AMZN.COM/BILL <text:s text:c="6"/>WA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32.7" calcext:value-type="float">
            <text:p>32.70</text:p>
          </table:table-cell>
          <table:table-cell table:style-name="ce5" office:value-type="string" calcext:value-type="string">
            <text:p>1H0BJ8VR4J0 MERCHANDISE</text:p>
            <text:p>AMAZON.COM*2X91O3IO1</text:p>
            <text:p>AMZN.COM/BILL</text:p>
            <text:p>WA</text:p>
            <text:p>MERCHANDISE</text:p>
          </table:table-cell>
          <table:table-cell table:style-name="ce5" office:value-type="string" calcext:value-type="string">
            <text:p>AMAZON.COM*2X91O3IO1AMZN.COM/BILL <text:s text:c="6"/>WA</text:p>
          </table:table-cell>
          <table:table-cell table:style-name="ce5" office:value-type="string" calcext:value-type="string">
            <text:p>410 TERRY AVE N</text:p>
            <text:p>-</text:p>
          </table:table-cell>
          <table:table-cell table:style-name="ce5" office:value-type="string" calcext:value-type="string">
            <text:p>SEATTLE</text:p>
            <text:p>WA</text:p>
          </table:table-cell>
          <table:table-cell table:style-name="ce5" office:value-type="string" calcext:value-type="string">
            <text:p>98109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610990754351</text:p>
          </table:table-cell>
          <table:table-cell table:style-name="ce5" office:value-type="string" calcext:value-type="string">
            <text:p>Merchandise &amp; Supplies-Internet Purchase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10/2021</text:p>
          </table:table-cell>
          <table:table-cell table:style-name="ce6" office:value-type="string" calcext:value-type="string">
            <text:p>PEACE, LOVE AND LITTFort Collins <text:s text:c="7"/>CO</text:p>
          </table:table-cell>
          <table:table-cell table:style-name="ce6" office:value-type="string" calcext:value-type="string">
            <text:p>KARISSA A HARRIS</text:p>
          </table:table-cell>
          <table:table-cell table:style-name="ce13" office:value-type="string" calcext:value-type="string">
            <text:p>-21019</text:p>
          </table:table-cell>
          <table:table-cell table:style-name="ce18" office:value-type="float" office:value="8.47" calcext:value-type="float">
            <text:p>8.47</text:p>
          </table:table-cell>
          <table:table-cell table:style-name="ce6" office:value-type="string" calcext:value-type="string">
            <text:p>ROxvOlK9nVK squareup.com/receipts</text:p>
            <text:p>PEACE, LOVE AND LITTLE DONUTS</text:p>
            <text:p>Fort Collins</text:p>
            <text:p>CO</text:p>
            <text:p>squareup.com/receipts</text:p>
          </table:table-cell>
          <table:table-cell table:style-name="ce6" office:value-type="string" calcext:value-type="string">
            <text:p>PEACE, LOVE AND LITTFort Collins <text:s text:c="7"/>CO</text:p>
          </table:table-cell>
          <table:table-cell table:style-name="ce6" office:value-type="string" calcext:value-type="string">
            <text:p>632 S. COLLEGE AVE.</text:p>
          </table:table-cell>
          <table:table-cell table:style-name="ce6" office:value-type="string" calcext:value-type="string">
            <text:p>FORT COLLINS</text:p>
            <text:p>CO</text:p>
          </table:table-cell>
          <table:table-cell table:style-name="ce6" office:value-type="string" calcext:value-type="string">
            <text:p>80524</text:p>
          </table:table-cell>
          <table:table-cell table:style-name="ce6" office:value-type="string" calcext:value-type="string">
            <text:p>UNITED STATES OF AMERICA (THE)</text:p>
          </table:table-cell>
          <table:table-cell table:style-name="ce6" office:value-type="string" calcext:value-type="string">
            <text:p>320211610993492382</text:p>
          </table:table-cell>
          <table:table-cell table:style-name="ce6" office:value-type="string" calcext:value-type="string">
            <text:p>Merchandise &amp; Supplies-Groceries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10/2021</text:p>
          </table:table-cell>
          <table:table-cell table:style-name="ce5" office:value-type="string" calcext:value-type="string">
            <text:p>RED LOBSTER 0393 039FORT COLLINS <text:s text:c="7"/>CO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47.08" calcext:value-type="float">
            <text:p>47.08</text:p>
          </table:table-cell>
          <table:table-cell table:style-name="ce5" office:value-type="string" calcext:value-type="string">
            <text:p>33389       303-223-3952</text:p>
            <text:p>RED LOBSTER 0393 0393</text:p>
            <text:p>FORT COLLINS</text:p>
            <text:p>CO</text:p>
            <text:p>Description : GOODS AND SERVICES Price : 0.00</text:p>
            <text:p>303-223-3952</text:p>
          </table:table-cell>
          <table:table-cell table:style-name="ce5" office:value-type="string" calcext:value-type="string">
            <text:p>RED LOBSTER 0393 039FORT COLLINS <text:s text:c="7"/>CO</text:p>
          </table:table-cell>
          <table:table-cell table:style-name="ce5" office:value-type="string" calcext:value-type="string">
            <text:p>3301 S COLLEGE AVE</text:p>
          </table:table-cell>
          <table:table-cell table:style-name="ce5" office:value-type="string" calcext:value-type="string">
            <text:p>FORT COLLINS</text:p>
            <text:p>CO</text:p>
          </table:table-cell>
          <table:table-cell table:style-name="ce5" office:value-type="string" calcext:value-type="string">
            <text:p>80525-2604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620023453689</text:p>
          </table:table-cell>
          <table:table-cell table:style-name="ce5" office:value-type="string" calcext:value-type="string">
            <text:p>Restaurant-Restaurant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10/2021</text:p>
          </table:table-cell>
          <table:table-cell table:style-name="ce6" office:value-type="string" calcext:value-type="string">
            <text:p>SP * HAUNTED GAME CAFORT COLLINS <text:s text:c="7"/>CO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31.43" calcext:value-type="float">
            <text:p>31.43</text:p>
          </table:table-cell>
          <table:table-cell table:style-name="ce6" office:value-type="string" calcext:value-type="string">
            <text:p>NT_JEHJM2AH 9704022466</text:p>
            <text:p>SP * HAUNTED GAME CAFE</text:p>
            <text:p>FORT COLLINS</text:p>
            <text:p>CO</text:p>
            <text:p>9704022466</text:p>
          </table:table-cell>
          <table:table-cell table:style-name="ce6" office:value-type="string" calcext:value-type="string">
            <text:p>SP * HAUNTED GAME CAFORT COLLINS <text:s text:c="7"/>CO</text:p>
          </table:table-cell>
          <table:table-cell table:style-name="ce6" office:value-type="string" calcext:value-type="string">
            <text:p>3307 SOUTH COLLEGE AVENUE</text:p>
          </table:table-cell>
          <table:table-cell table:style-name="ce6" office:value-type="string" calcext:value-type="string">
            <text:p>FORT COLLINS</text:p>
            <text:p>CO</text:p>
          </table:table-cell>
          <table:table-cell table:style-name="ce6" office:value-type="string" calcext:value-type="string">
            <text:p>80525</text:p>
          </table:table-cell>
          <table:table-cell table:style-name="ce6" office:value-type="string" calcext:value-type="string">
            <text:p>UNITED STATES OF AMERICA (THE)</text:p>
          </table:table-cell>
          <table:table-cell table:style-name="ce6" office:value-type="string" calcext:value-type="string">
            <text:p>320211620022446875</text:p>
          </table:table-cell>
          <table:table-cell table:style-name="ce6" office:value-type="string" calcext:value-type="string">
            <text:p>Merchandise &amp; Supplies-General Retail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12/2021</text:p>
          </table:table-cell>
          <table:table-cell table:style-name="ce6" office:value-type="string" calcext:value-type="string">
            <text:p>FASCINATIONS 12 <text:s text:c="4"/>ARVADA <text:s text:c="13"/>CO</text:p>
          </table:table-cell>
          <table:table-cell table:style-name="ce6" office:value-type="string" calcext:value-type="string">
            <text:p>KARISSA A HARRIS</text:p>
          </table:table-cell>
          <table:table-cell table:style-name="ce13" office:value-type="string" calcext:value-type="string">
            <text:p>-21019</text:p>
          </table:table-cell>
          <table:table-cell table:style-name="ce18" office:value-type="float" office:value="28.11" calcext:value-type="float">
            <text:p>28.11</text:p>
          </table:table-cell>
          <table:table-cell table:style-name="ce6" office:value-type="string" calcext:value-type="string">
            <text:p>84610741164 303-412-1128</text:p>
            <text:p>FASCINATIONS 12</text:p>
            <text:p>ARVADA</text:p>
            <text:p>CO</text:p>
            <text:p>303-412-1128</text:p>
          </table:table-cell>
          <table:table-cell table:style-name="ce6" office:value-type="string" calcext:value-type="string">
            <text:p>FASCINATIONS 12 <text:s text:c="4"/>ARVADA <text:s text:c="13"/>CO</text:p>
          </table:table-cell>
          <table:table-cell table:style-name="ce6" office:value-type="string" calcext:value-type="string">
            <text:p>5177 W 64TH AVE</text:p>
          </table:table-cell>
          <table:table-cell table:style-name="ce6" office:value-type="string" calcext:value-type="string">
            <text:p>ARVADA</text:p>
            <text:p>CO</text:p>
          </table:table-cell>
          <table:table-cell table:style-name="ce6" office:value-type="string" calcext:value-type="string">
            <text:p>80003-6531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640061092443</text:p>
          </table:table-cell>
          <table:table-cell table:style-name="ce6" office:value-type="string" calcext:value-type="string">
            <text:p>Merchandise &amp; Supplies-General Retail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12/2021</text:p>
          </table:table-cell>
          <table:table-cell table:style-name="ce5" office:value-type="string" calcext:value-type="string">
            <text:p>KING SOOPERS FUEL <text:s text:c="2"/>FT COLLINS <text:s text:c="9"/>CO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24.7" calcext:value-type="float">
            <text:p>24.70</text:p>
          </table:table-cell>
          <table:table-cell table:style-name="ce5" office:value-type="string" calcext:value-type="string">
            <text:p>99999991163 8774154647</text:p>
            <text:p>KING SOOPERS FUEL</text:p>
            <text:p>FT COLLINS</text:p>
            <text:p>CO</text:p>
            <text:p>Description : AUTOMATED FUEL Price : 0.247</text:p>
            <text:p>8774154647</text:p>
          </table:table-cell>
          <table:table-cell table:style-name="ce5" office:value-type="string" calcext:value-type="string">
            <text:p>KING SOOPERS FUEL <text:s text:c="2"/>FT COLLINS <text:s text:c="9"/>CO</text:p>
          </table:table-cell>
          <table:table-cell table:style-name="ce5" office:value-type="string" calcext:value-type="string">
            <text:p>2632 TIMBERLINE RD</text:p>
          </table:table-cell>
          <table:table-cell table:style-name="ce5" office:value-type="string" calcext:value-type="string">
            <text:p>FT COLLINS</text:p>
            <text:p>CO</text:p>
          </table:table-cell>
          <table:table-cell table:style-name="ce5" office:value-type="string" calcext:value-type="string">
            <text:p>80525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640057198539</text:p>
          </table:table-cell>
          <table:table-cell table:style-name="ce5" office:value-type="string" calcext:value-type="string">
            <text:p>Transportation-Fuel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12/2021</text:p>
          </table:table-cell>
          <table:table-cell table:style-name="ce6" office:value-type="string" calcext:value-type="string">
            <text:p>POPEYES 5828 / 413 0ARVADA <text:s text:c="13"/>CO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16.43" calcext:value-type="float">
            <text:p>16.43</text:p>
          </table:table-cell>
          <table:table-cell table:style-name="ce6" office:value-type="string" calcext:value-type="string">
            <text:p>010466      281-201-2700</text:p>
            <text:p>POPEYES 5828 / 413 0000</text:p>
            <text:p>ARVADA</text:p>
            <text:p>CO</text:p>
            <text:p>Description : FAST FOOD RESTAURAN Price : 0.00</text:p>
            <text:p>281-201-2700</text:p>
          </table:table-cell>
          <table:table-cell table:style-name="ce6" office:value-type="string" calcext:value-type="string">
            <text:p>POPEYES 5828 / 413 0ARVADA <text:s text:c="13"/>CO</text:p>
          </table:table-cell>
          <table:table-cell table:style-name="ce6" office:value-type="string" calcext:value-type="string">
            <text:p>6450 SHERIDAN BLVD</text:p>
          </table:table-cell>
          <table:table-cell table:style-name="ce6" office:value-type="string" calcext:value-type="string">
            <text:p>ARVADA</text:p>
            <text:p>CO</text:p>
          </table:table-cell>
          <table:table-cell table:style-name="ce6" office:value-type="string" calcext:value-type="string">
            <text:p>80003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640052027602</text:p>
          </table:table-cell>
          <table:table-cell table:style-name="ce6" office:value-type="string" calcext:value-type="string">
            <text:p>Restaurant-Bar &amp; Café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12/2021</text:p>
          </table:table-cell>
          <table:table-cell table:style-name="ce5" office:value-type="string" calcext:value-type="string">
            <text:p>STARBUCKS.COM <text:s text:c="6"/>800-782-7282 <text:s text:c="7"/>WA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25" calcext:value-type="float">
            <text:p>25.00</text:p>
          </table:table-cell>
          <table:table-cell table:style-name="ce5" office:value-type="string" calcext:value-type="string">
            <text:p>3WZ8OSPN2HF GIFT CARD</text:p>
            <text:p>STARBUCKS.COM</text:p>
            <text:p>800-782-7282</text:p>
            <text:p>WA</text:p>
            <text:p>GIFT CARD</text:p>
          </table:table-cell>
          <table:table-cell table:style-name="ce5" office:value-type="string" calcext:value-type="string">
            <text:p>STARBUCKS.COM <text:s text:c="6"/>800-782-7282 <text:s text:c="7"/>WA</text:p>
          </table:table-cell>
          <table:table-cell table:style-name="ce5" office:value-type="string" calcext:value-type="string">
            <text:p>2401 UTAH AVE S</text:p>
          </table:table-cell>
          <table:table-cell table:style-name="ce5" office:value-type="string" calcext:value-type="string">
            <text:p>SEATTLE</text:p>
            <text:p>WA</text:p>
          </table:table-cell>
          <table:table-cell table:style-name="ce5" office:value-type="string" calcext:value-type="string">
            <text:p>98134-1436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630029351116</text:p>
          </table:table-cell>
          <table:table-cell table:style-name="ce5" office:value-type="string" calcext:value-type="string">
            <text:p>Restaurant-Bar &amp; Café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12/2021</text:p>
          </table:table-cell>
          <table:table-cell table:style-name="ce6" office:value-type="string" calcext:value-type="string">
            <text:p>WIXPAYMENTS*FISHCOINSAN FRANCISCO <text:s text:c="6"/>CA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38.65" calcext:value-type="float">
            <text:p>38.65</text:p>
          </table:table-cell>
          <table:table-cell table:style-name="ce6" office:value-type="string" calcext:value-type="string">
            <text:p>24O8VQUBOHN DIGITAL GOODS: APPS</text:p>
            <text:p>WIXPAYMENTS*FISHCOIN.PRESS</text:p>
            <text:p>SAN FRANCISCO</text:p>
            <text:p>CA</text:p>
            <text:p>DIGITAL GOODS: APPS</text:p>
          </table:table-cell>
          <table:table-cell table:style-name="ce6" office:value-type="string" calcext:value-type="string">
            <text:p>WIXPAYMENTS*FISHCOINSAN FRANCISCO <text:s text:c="6"/>CA</text:p>
          </table:table-cell>
          <table:table-cell table:style-name="ce6" office:value-type="string" calcext:value-type="string">
            <text:p>500 TERRY A FRANCOIS BLVD FL 6</text:p>
          </table:table-cell>
          <table:table-cell table:style-name="ce6" office:value-type="string" calcext:value-type="string">
            <text:p>SAN FRANCISCO</text:p>
            <text:p>CA</text:p>
          </table:table-cell>
          <table:table-cell table:style-name="ce6" office:value-type="string" calcext:value-type="string">
            <text:p>94158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630029498889</text:p>
          </table:table-cell>
          <table:table-cell table:style-name="ce6" office:value-type="string" calcext:value-type="string">
            <text:p>Merchandise &amp; Supplies-Internet Purchase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13/2021</text:p>
          </table:table-cell>
          <table:table-cell table:style-name="ce5" office:value-type="string" calcext:value-type="string">
            <text:p>KP CO ON-LINE BILL PAURORA <text:s text:c="13"/>CO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6.36" calcext:value-type="float">
            <text:p>6.36</text:p>
          </table:table-cell>
          <table:table-cell table:style-name="ce5" office:value-type="string" calcext:value-type="string">
            <text:p>226907190   303-338-3800</text:p>
            <text:p>KP CO ON-LINE BILL PAY 0030</text:p>
            <text:p>AURORA</text:p>
            <text:p>CO</text:p>
            <text:p>Description : MEDICAL SERVICES Price : 0.00</text:p>
            <text:p>303-338-3800</text:p>
          </table:table-cell>
          <table:table-cell table:style-name="ce5" office:value-type="string" calcext:value-type="string">
            <text:p>KP CO ON-LINE BILL PAURORA <text:s text:c="13"/>CO</text:p>
          </table:table-cell>
          <table:table-cell table:style-name="ce5" office:value-type="string" calcext:value-type="string">
            <text:p>2500 S HAVANA ST</text:p>
          </table:table-cell>
          <table:table-cell table:style-name="ce5" office:value-type="string" calcext:value-type="string">
            <text:p>AURORA</text:p>
            <text:p>CO</text:p>
          </table:table-cell>
          <table:table-cell table:style-name="ce5" office:value-type="string" calcext:value-type="string">
            <text:p>80014-1618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650073846572</text:p>
          </table:table-cell>
          <table:table-cell table:style-name="ce5" office:value-type="string" calcext:value-type="string">
            <text:p>Business Services-Health Care Servic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13/2021</text:p>
          </table:table-cell>
          <table:table-cell table:style-name="ce6" office:value-type="string" calcext:value-type="string">
            <text:p>SAFEWAY #1552 1552 <text:s/>FORT COLLINS <text:s text:c="7"/>CO</text:p>
          </table:table-cell>
          <table:table-cell table:style-name="ce6" office:value-type="string" calcext:value-type="string">
            <text:p>KARISSA A HARRIS</text:p>
          </table:table-cell>
          <table:table-cell table:style-name="ce13" office:value-type="string" calcext:value-type="string">
            <text:p>-21019</text:p>
          </table:table-cell>
          <table:table-cell table:style-name="ce18" office:value-type="float" office:value="27.96" calcext:value-type="float">
            <text:p>27.96</text:p>
          </table:table-cell>
          <table:table-cell table:style-name="ce6" office:value-type="string" calcext:value-type="string">
            <text:p>15520005    800-898-4027</text:p>
            <text:p>SAFEWAY #1552 1552</text:p>
            <text:p>FORT COLLINS</text:p>
            <text:p>CO</text:p>
            <text:p>Description : GROCERIES/SUNDRIES Price : 0.00</text:p>
            <text:p>800-898-4027</text:p>
          </table:table-cell>
          <table:table-cell table:style-name="ce6" office:value-type="string" calcext:value-type="string">
            <text:p>SAFEWAY #1552 1552 <text:s/>FORT COLLINS <text:s text:c="7"/>CO</text:p>
          </table:table-cell>
          <table:table-cell table:style-name="ce6" office:value-type="string" calcext:value-type="string">
            <text:p>1426 E HARMONY RD</text:p>
          </table:table-cell>
          <table:table-cell table:style-name="ce6" office:value-type="string" calcext:value-type="string">
            <text:p>FORT COLLINS</text:p>
            <text:p>CO</text:p>
          </table:table-cell>
          <table:table-cell table:style-name="ce6" office:value-type="string" calcext:value-type="string">
            <text:p>80525-3297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650068726533</text:p>
          </table:table-cell>
          <table:table-cell table:style-name="ce6" office:value-type="string" calcext:value-type="string">
            <text:p>Merchandise &amp; Supplies-Groceries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13/2021</text:p>
          </table:table-cell>
          <table:table-cell table:style-name="ce5" office:value-type="string" calcext:value-type="string">
            <text:p>SP * ALLBIRDS <text:s text:c="6"/>SAN FRANCISCO <text:s text:c="6"/>CA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3.63" calcext:value-type="float">
            <text:p>3.63</text:p>
          </table:table-cell>
          <table:table-cell table:style-name="ce5" office:value-type="string" calcext:value-type="string">
            <text:p>NT_JFME77WK 8889638944</text:p>
            <text:p>SP * ALLBIRDS</text:p>
            <text:p>SAN FRANCISCO</text:p>
            <text:p>CA</text:p>
            <text:p>8889638944</text:p>
          </table:table-cell>
          <table:table-cell table:style-name="ce5" office:value-type="string" calcext:value-type="string">
            <text:p>SP * ALLBIRDS <text:s text:c="6"/>SAN FRANCISCO <text:s text:c="6"/>CA</text:p>
          </table:table-cell>
          <table:table-cell table:style-name="ce5" office:value-type="string" calcext:value-type="string">
            <text:p>"750 BATTERY ST., FLOOR 6"</text:p>
          </table:table-cell>
          <table:table-cell table:style-name="ce5" office:value-type="string" calcext:value-type="string">
            <text:p>SAN FRANCISCO</text:p>
            <text:p>CA</text:p>
          </table:table-cell>
          <table:table-cell table:style-name="ce5" office:value-type="string" calcext:value-type="string">
            <text:p>94111</text:p>
          </table:table-cell>
          <table:table-cell table:style-name="ce5" office:value-type="string" calcext:value-type="string">
            <text:p>UNITED STATES OF AMERICA (THE)</text:p>
          </table:table-cell>
          <table:table-cell table:style-name="ce5" office:value-type="string" calcext:value-type="string">
            <text:p>320211640060463385</text:p>
          </table:table-cell>
          <table:table-cell table:style-name="ce5" office:value-type="string" calcext:value-type="string">
            <text:p>Merchandise &amp; Supplies-Clothing Stores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14/2021</text:p>
          </table:table-cell>
          <table:table-cell table:style-name="ce5" office:value-type="string" calcext:value-type="string">
            <text:p>KING SOOPERS #5097 0FORT COLLINS <text:s text:c="7"/>CO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107.11" calcext:value-type="float">
            <text:p>107.11</text:p>
          </table:table-cell>
          <table:table-cell table:style-name="ce5" office:value-type="string" calcext:value-type="string">
            <text:p>99999991166 8774154647</text:p>
            <text:p>KING SOOPERS #5097 000005097</text:p>
            <text:p>FORT COLLINS</text:p>
            <text:p>CO</text:p>
            <text:p>Description : REFER TO RECEIPT Price : 0.00</text:p>
            <text:p>8774154647</text:p>
          </table:table-cell>
          <table:table-cell table:style-name="ce5" office:value-type="string" calcext:value-type="string">
            <text:p>KING SOOPERS #5097 0FORT COLLINS <text:s text:c="7"/>CO</text:p>
          </table:table-cell>
          <table:table-cell table:style-name="ce5" office:value-type="string" calcext:value-type="string">
            <text:p>2602 S TIMBERLINE RD</text:p>
          </table:table-cell>
          <table:table-cell table:style-name="ce5" office:value-type="string" calcext:value-type="string">
            <text:p>FORT COLLINS</text:p>
            <text:p>CO</text:p>
          </table:table-cell>
          <table:table-cell table:style-name="ce5" office:value-type="string" calcext:value-type="string">
            <text:p>80525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660085566974</text:p>
          </table:table-cell>
          <table:table-cell table:style-name="ce5" office:value-type="string" calcext:value-type="string">
            <text:p>Merchandise &amp; Supplies-Groceri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14/2021</text:p>
          </table:table-cell>
          <table:table-cell table:style-name="ce6" office:value-type="string" calcext:value-type="string">
            <text:p>PAYPAL *NY TIMES NYT8006984637 <text:s text:c="9"/>NY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4" calcext:value-type="float">
            <text:p>4.00</text:p>
          </table:table-cell>
          <table:table-cell table:style-name="ce6" office:value-type="string" calcext:value-type="string">
            <text:p>10069188045 8006984637</text:p>
            <text:p>PAYPAL *NY TIMES NYTIMES</text:p>
            <text:p>8006984637</text:p>
            <text:p>NY</text:p>
            <text:p>Description : MISC. PUBLISHING AN Price : 0.00</text:p>
            <text:p>8006984637</text:p>
          </table:table-cell>
          <table:table-cell table:style-name="ce6" office:value-type="string" calcext:value-type="string">
            <text:p>PAYPAL *NY TIMES NYT8006984637 <text:s text:c="9"/>NY</text:p>
          </table:table-cell>
          <table:table-cell table:style-name="ce6" office:value-type="string" calcext:value-type="string">
            <text:p>620 8TH AVE</text:p>
          </table:table-cell>
          <table:table-cell table:style-name="ce6" office:value-type="string" calcext:value-type="string">
            <text:p>NEW YORK</text:p>
            <text:p>NY</text:p>
          </table:table-cell>
          <table:table-cell table:style-name="ce6" office:value-type="string" calcext:value-type="string">
            <text:p>10018</text:p>
          </table:table-cell>
          <table:table-cell table:style-name="ce6" office:value-type="string" calcext:value-type="string">
            <text:p>UNITED STATES OF AMERICA (THE)</text:p>
          </table:table-cell>
          <table:table-cell table:style-name="ce6" office:value-type="string" calcext:value-type="string">
            <text:p>320211660091881166</text:p>
          </table:table-cell>
          <table:table-cell table:style-name="ce6" office:value-type="string" calcext:value-type="string">
            <text:p>Business Services-Other Services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15/2021</text:p>
          </table:table-cell>
          <table:table-cell table:style-name="ce5" office:value-type="string" calcext:value-type="string">
            <text:p>SCOTT FAMILY HEALTH FORT COLLINS <text:s text:c="7"/>CO</text:p>
          </table:table-cell>
          <table:table-cell table:style-name="ce5" office:value-type="string" calcext:value-type="string">
            <text:p>KARISSA A HARRIS</text:p>
          </table:table-cell>
          <table:table-cell table:style-name="ce12" office:value-type="string" calcext:value-type="string">
            <text:p>-21019</text:p>
          </table:table-cell>
          <table:table-cell table:style-name="ce17" office:value-type="float" office:value="5" calcext:value-type="float">
            <text:p>5.00</text:p>
          </table:table-cell>
          <table:table-cell table:style-name="ce5" office:value-type="string" calcext:value-type="string">
            <text:p>7301100116663312            80525</text:p>
            <text:p>SCOTT FAMILY HEALTH 436845558626874</text:p>
            <text:p>FORT COLLINS</text:p>
            <text:p>CO</text:p>
            <text:p>63312            80525</text:p>
          </table:table-cell>
          <table:table-cell table:style-name="ce5" office:value-type="string" calcext:value-type="string">
            <text:p>SCOTT FAMILY HEALTH FORT COLLINS <text:s text:c="7"/>CO</text:p>
          </table:table-cell>
          <table:table-cell table:style-name="ce5" office:value-type="string" calcext:value-type="string">
            <text:p>4038 S TIMBERLINE RD STE 120</text:p>
          </table:table-cell>
          <table:table-cell table:style-name="ce5" office:value-type="string" calcext:value-type="string">
            <text:p>FORT COLLINS</text:p>
            <text:p>CO</text:p>
          </table:table-cell>
          <table:table-cell table:style-name="ce5" office:value-type="string" calcext:value-type="string">
            <text:p>80525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670117038616</text:p>
          </table:table-cell>
          <table:table-cell table:style-name="ce5" office:value-type="string" calcext:value-type="string">
            <text:p>Business Services-Health Care Servic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15/2021</text:p>
          </table:table-cell>
          <table:table-cell table:style-name="ce6" office:value-type="string" calcext:value-type="string">
            <text:p>SERVE INDIA MINISTRICHARLESTON <text:s text:c="9"/>IL</text:p>
          </table:table-cell>
          <table:table-cell table:style-name="ce6" office:value-type="string" calcext:value-type="string">
            <text:p>KARISSA A HARRIS</text:p>
          </table:table-cell>
          <table:table-cell table:style-name="ce13" office:value-type="string" calcext:value-type="string">
            <text:p>-21019</text:p>
          </table:table-cell>
          <table:table-cell table:style-name="ce18" office:value-type="float" office:value="50" calcext:value-type="float">
            <text:p>50.00</text:p>
          </table:table-cell>
          <table:table-cell table:style-name="ce6" office:value-type="string" calcext:value-type="string">
            <text:p>16615013    2175088795</text:p>
            <text:p>SERVE INDIA MINISTRIES - MOTO</text:p>
            <text:p>CHARLESTON</text:p>
            <text:p>IL</text:p>
            <text:p>Description : REFER TO RECEIPT Price : 0.00</text:p>
            <text:p>2175088795</text:p>
          </table:table-cell>
          <table:table-cell table:style-name="ce6" office:value-type="string" calcext:value-type="string">
            <text:p>SERVE INDIA MINISTRICHARLESTON <text:s text:c="9"/>IL</text:p>
          </table:table-cell>
          <table:table-cell table:style-name="ce6" office:value-type="string" calcext:value-type="string">
            <text:p>775 7TH ST</text:p>
          </table:table-cell>
          <table:table-cell table:style-name="ce6" office:value-type="string" calcext:value-type="string">
            <text:p>CHARLESTON</text:p>
            <text:p>IL</text:p>
          </table:table-cell>
          <table:table-cell table:style-name="ce6" office:value-type="string" calcext:value-type="string">
            <text:p>61920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670107009136</text:p>
          </table:table-cell>
          <table:table-cell table:style-name="ce6" office:value-type="string" calcext:value-type="string">
            <text:p>Merchandise &amp; Supplies-Mail Order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16/2021</text:p>
          </table:table-cell>
          <table:table-cell table:style-name="ce6" office:value-type="string" calcext:value-type="string">
            <text:p>SMOKIN BROS BARBECEUFort Collins <text:s text:c="7"/>CO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32.2" calcext:value-type="float">
            <text:p>32.20</text:p>
          </table:table-cell>
          <table:table-cell table:style-name="ce6" office:value-type="string" calcext:value-type="string">
            <text:p>L18qAWLLvUS squareup.com/receipts</text:p>
            <text:p>SMOKIN BROS BARBECEU</text:p>
            <text:p>Fort Collins</text:p>
            <text:p>CO</text:p>
            <text:p/>
          </table:table-cell>
          <table:table-cell table:style-name="ce6" office:value-type="string" calcext:value-type="string">
            <text:p>SMOKIN BROS BARBECEUFort Collins <text:s text:c="7"/>CO</text:p>
          </table:table-cell>
          <table:table-cell table:style-name="ce6" office:value-type="string" calcext:value-type="string">
            <text:p>338 HICKORY AVE</text:p>
          </table:table-cell>
          <table:table-cell table:style-name="ce6" office:value-type="string" calcext:value-type="string">
            <text:p>EATON</text:p>
            <text:p>CO</text:p>
          </table:table-cell>
          <table:table-cell table:style-name="ce6" office:value-type="string" calcext:value-type="string">
            <text:p>80615</text:p>
          </table:table-cell>
          <table:table-cell table:style-name="ce6" office:value-type="string" calcext:value-type="string">
            <text:p>UNITED STATES OF AMERICA (THE)</text:p>
          </table:table-cell>
          <table:table-cell table:style-name="ce6" office:value-type="string" calcext:value-type="string">
            <text:p>320211660096637406</text:p>
          </table:table-cell>
          <table:table-cell table:style-name="ce6" office:value-type="string" calcext:value-type="string">
            <text:p>Restaurant-Bar &amp; Café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17/2021</text:p>
          </table:table-cell>
          <table:table-cell table:style-name="ce6" office:value-type="string" calcext:value-type="string">
            <text:p>DOMINO'S PIZZA <text:s text:c="5"/>FORT COLLINS <text:s text:c="7"/>CO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16.26" calcext:value-type="float">
            <text:p>16.26</text:p>
          </table:table-cell>
          <table:table-cell table:style-name="ce6" office:value-type="string" calcext:value-type="string">
            <text:p>061700062419704168868</text:p>
            <text:p>FAST FOOD REST.</text:p>
            <text:p>DOMINO'S PIZZA</text:p>
            <text:p>FORT COLLINS</text:p>
            <text:p>CO</text:p>
            <text:p>FAST FOOD REST.</text:p>
            <text:p>9704168868</text:p>
          </table:table-cell>
          <table:table-cell table:style-name="ce6" office:value-type="string" calcext:value-type="string">
            <text:p>DOMINO'S PIZZA <text:s text:c="5"/>FORT COLLINS <text:s text:c="7"/>CO</text:p>
          </table:table-cell>
          <table:table-cell table:style-name="ce6" office:value-type="string" calcext:value-type="string">
            <text:p>732 S LEMAY AVE</text:p>
          </table:table-cell>
          <table:table-cell table:style-name="ce6" office:value-type="string" calcext:value-type="string">
            <text:p>FORT COLLINS</text:p>
            <text:p>CO</text:p>
          </table:table-cell>
          <table:table-cell table:style-name="ce6" office:value-type="string" calcext:value-type="string">
            <text:p>80524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690146129310</text:p>
          </table:table-cell>
          <table:table-cell table:style-name="ce6" office:value-type="string" calcext:value-type="string">
            <text:p>Restaurant-Bar &amp; Café</text:p>
          </table:table-cell>
          <table:table-cell table:style-name="ce22" table:number-columns-repeated="1011"/>
        </table:table-row>
        <table:table-row table:style-name="ro3">
          <table:table-cell table:style-name="ce7" office:value-type="string" calcext:value-type="string">
            <text:p>06/17/2021</text:p>
          </table:table-cell>
          <table:table-cell table:style-name="ce7" office:value-type="string" calcext:value-type="string">
            <text:p>ONLINE PAYMENT - THANK YOU</text:p>
          </table:table-cell>
          <table:table-cell table:style-name="ce7" office:value-type="string" calcext:value-type="string">
            <text:p>TIMOTHY HARRIS</text:p>
          </table:table-cell>
          <table:table-cell table:style-name="ce14" office:value-type="string" calcext:value-type="string">
            <text:p>-21001</text:p>
          </table:table-cell>
          <table:table-cell table:style-name="ce19" office:value-type="float" office:value="-1556" calcext:value-type="float">
            <text:p>-1556.00</text:p>
          </table:table-cell>
          <table:table-cell table:style-name="ce7" office:value-type="string" calcext:value-type="string">
            <text:p>ONLINE PAYMENT - THANK YOU</text:p>
            <text:p/>
          </table:table-cell>
          <table:table-cell table:style-name="ce7" office:value-type="string" calcext:value-type="string">
            <text:p>ONLINE PAYMENT - THANK YOU</text:p>
          </table:table-cell>
          <table:table-cell table:style-name="ce7" table:number-columns-repeated="4"/>
          <table:table-cell table:style-name="ce7" office:value-type="string" calcext:value-type="string">
            <text:p>320211680119926873</text:p>
          </table:table-cell>
          <table:table-cell table:style-name="ce7"/>
          <table:table-cell table:style-name="ce23" table:number-columns-repeated="1011"/>
        </table:table-row>
        <table:table-row table:style-name="ro3">
          <table:table-cell table:style-name="ce5" office:value-type="string" calcext:value-type="string">
            <text:p>06/18/2021</text:p>
          </table:table-cell>
          <table:table-cell table:style-name="ce5" office:value-type="string" calcext:value-type="string">
            <text:p>FAMILY AND FRIENDS VFORT COLLINS <text:s text:c="7"/>CO</text:p>
          </table:table-cell>
          <table:table-cell table:style-name="ce5" office:value-type="string" calcext:value-type="string">
            <text:p>KARISSA A HARRIS</text:p>
          </table:table-cell>
          <table:table-cell table:style-name="ce12" office:value-type="string" calcext:value-type="string">
            <text:p>-21019</text:p>
          </table:table-cell>
          <table:table-cell table:style-name="ce17" office:value-type="float" office:value="54" calcext:value-type="float">
            <text:p>54.00</text:p>
          </table:table-cell>
          <table:table-cell table:style-name="ce5" office:value-type="string" calcext:value-type="string">
            <text:p>32173921169 VETERINARY SERVICE</text:p>
            <text:p>FAMILY AND FRIENDS VET FAMILY AND FRIE</text:p>
            <text:p>FORT COLLINS</text:p>
            <text:p>CO</text:p>
            <text:p>VETERINARY SERVICE</text:p>
          </table:table-cell>
          <table:table-cell table:style-name="ce5" office:value-type="string" calcext:value-type="string">
            <text:p>FAMILY AND FRIENDS VFORT COLLINS <text:s text:c="7"/>CO</text:p>
          </table:table-cell>
          <table:table-cell table:style-name="ce5" office:value-type="string" calcext:value-type="string">
            <text:p>1336 W ELIZABETH ST</text:p>
          </table:table-cell>
          <table:table-cell table:style-name="ce5" office:value-type="string" calcext:value-type="string">
            <text:p>FORT COLLINS</text:p>
            <text:p>CO</text:p>
          </table:table-cell>
          <table:table-cell table:style-name="ce5" office:value-type="string" calcext:value-type="string">
            <text:p>80521-0000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320211700175112950</text:p>
          </table:table-cell>
          <table:table-cell table:style-name="ce5" office:value-type="string" calcext:value-type="string">
            <text:p>Business Services-Health Care Servic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19/2021</text:p>
          </table:table-cell>
          <table:table-cell table:style-name="ce6" office:value-type="string" calcext:value-type="string">
            <text:p>MILLER FARMS <text:s text:c="7"/>Platteville <text:s text:c="8"/>CO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15" calcext:value-type="float">
            <text:p>15.00</text:p>
          </table:table-cell>
          <table:table-cell table:style-name="ce6" office:value-type="string" calcext:value-type="string">
            <text:p>9OU0d3tPVnH squareup.com/receipts</text:p>
            <text:p>MILLER FARMS</text:p>
            <text:p>Platteville</text:p>
            <text:p>CO</text:p>
            <text:p>squareup.com/receipts</text:p>
          </table:table-cell>
          <table:table-cell table:style-name="ce6" office:value-type="string" calcext:value-type="string">
            <text:p>MILLER FARMS <text:s text:c="7"/>Platteville <text:s text:c="8"/>CO</text:p>
          </table:table-cell>
          <table:table-cell table:style-name="ce6" office:value-type="string" calcext:value-type="string">
            <text:p>13912 CR 19</text:p>
          </table:table-cell>
          <table:table-cell table:style-name="ce6" office:value-type="string" calcext:value-type="string">
            <text:p>PLATTEVILLE</text:p>
            <text:p>CO</text:p>
          </table:table-cell>
          <table:table-cell table:style-name="ce6" office:value-type="string" calcext:value-type="string">
            <text:p>80651</text:p>
          </table:table-cell>
          <table:table-cell table:style-name="ce6" office:value-type="string" calcext:value-type="string">
            <text:p>UNITED STATES OF AMERICA (THE)</text:p>
          </table:table-cell>
          <table:table-cell table:style-name="ce6" office:value-type="string" calcext:value-type="string">
            <text:p>320211700162184389</text:p>
          </table:table-cell>
          <table:table-cell table:style-name="ce6" office:value-type="string" calcext:value-type="string">
            <text:p>Merchandise &amp; Supplies-Groceries</text:p>
          </table:table-cell>
          <table:table-cell table:style-name="ce22" table:number-columns-repeated="1011"/>
        </table:table-row>
        <table:table-row table:style-name="ro3">
          <table:table-cell table:style-name="ce6" office:value-type="string" calcext:value-type="string">
            <text:p>06/20/2021</text:p>
          </table:table-cell>
          <table:table-cell table:style-name="ce6" office:value-type="string" calcext:value-type="string">
            <text:p>FIRST WATCH - 420 00FORT COLLINS <text:s text:c="7"/>CO</text:p>
          </table:table-cell>
          <table:table-cell table:style-name="ce6" office:value-type="string" calcext:value-type="string">
            <text:p>TIMOTHY HARRIS</text:p>
          </table:table-cell>
          <table:table-cell table:style-name="ce13" office:value-type="string" calcext:value-type="string">
            <text:p>-21001</text:p>
          </table:table-cell>
          <table:table-cell table:style-name="ce18" office:value-type="float" office:value="45.09" calcext:value-type="float">
            <text:p>45.09</text:p>
          </table:table-cell>
          <table:table-cell table:style-name="ce6" office:value-type="string" calcext:value-type="string">
            <text:p>00000020037 9419079800</text:p>
            <text:p>FIRST WATCH - 420 000000306</text:p>
            <text:p>FORT COLLINS</text:p>
            <text:p>CO</text:p>
            <text:p>Description : RESTAURANTS Price : 0.4509</text:p>
            <text:p>9419079800</text:p>
          </table:table-cell>
          <table:table-cell table:style-name="ce6" office:value-type="string" calcext:value-type="string">
            <text:p>FIRST WATCH - 420 00FORT COLLINS <text:s text:c="7"/>CO</text:p>
          </table:table-cell>
          <table:table-cell table:style-name="ce6" office:value-type="string" calcext:value-type="string">
            <text:p>2809 S COLLEGE</text:p>
          </table:table-cell>
          <table:table-cell table:style-name="ce6" office:value-type="string" calcext:value-type="string">
            <text:p>FORT COLLINS</text:p>
            <text:p>CO</text:p>
          </table:table-cell>
          <table:table-cell table:style-name="ce6" office:value-type="string" calcext:value-type="string">
            <text:p>80525</text:p>
          </table:table-cell>
          <table:table-cell table:style-name="ce6" office:value-type="string" calcext:value-type="string">
            <text:p>UNITED STATES</text:p>
          </table:table-cell>
          <table:table-cell table:style-name="ce6" office:value-type="string" calcext:value-type="string">
            <text:p>320211710192738637</text:p>
          </table:table-cell>
          <table:table-cell table:style-name="ce6" office:value-type="string" calcext:value-type="string">
            <text:p>Restaurant-Restaurant</text:p>
          </table:table-cell>
          <table:table-cell table:style-name="ce22" table:number-columns-repeated="1011"/>
        </table:table-row>
        <table:table-row table:style-name="ro3">
          <table:table-cell table:style-name="ce5" office:value-type="string" calcext:value-type="string">
            <text:p>06/20/2021</text:p>
          </table:table-cell>
          <table:table-cell table:style-name="ce5" office:value-type="string" calcext:value-type="string">
            <text:p>PAYPAL *GOOGLE GOOGL8558363987 <text:s text:c="9"/>CA</text:p>
          </table:table-cell>
          <table:table-cell table:style-name="ce5" office:value-type="string" calcext:value-type="string">
            <text:p>TIMOTHY HARRIS</text:p>
          </table:table-cell>
          <table:table-cell table:style-name="ce12" office:value-type="string" calcext:value-type="string">
            <text:p>-21001</text:p>
          </table:table-cell>
          <table:table-cell table:style-name="ce17" office:value-type="float" office:value="1.99" calcext:value-type="float">
            <text:p>1.99</text:p>
          </table:table-cell>
          <table:table-cell table:style-name="ce5" office:value-type="string" calcext:value-type="string">
            <text:p>10069653710 8558363987</text:p>
            <text:p>PAYPAL *GOOGLE GOOGLE STO</text:p>
            <text:p>8558363987</text:p>
            <text:p>CA</text:p>
            <text:p>"Description : DIGITAL MEDIA,BOOKS Price : 0.00"</text:p>
            <text:p>8558363987</text:p>
          </table:table-cell>
          <table:table-cell table:style-name="ce5" office:value-type="string" calcext:value-type="string">
            <text:p>PAYPAL *GOOGLE GOOGL8558363987 <text:s text:c="9"/>CA</text:p>
          </table:table-cell>
          <table:table-cell table:style-name="ce5" office:value-type="string" calcext:value-type="string">
            <text:p>1600 AMPHITHEATER PARKWAY</text:p>
          </table:table-cell>
          <table:table-cell table:style-name="ce5" office:value-type="string" calcext:value-type="string">
            <text:p>MOUNTAIN VIEW</text:p>
            <text:p>CA</text:p>
          </table:table-cell>
          <table:table-cell table:style-name="ce5" office:value-type="string" calcext:value-type="string">
            <text:p>94043</text:p>
          </table:table-cell>
          <table:table-cell table:style-name="ce5" office:value-type="string" calcext:value-type="string">
            <text:p>UNITED STATES OF AMERICA (THE)</text:p>
          </table:table-cell>
          <table:table-cell table:style-name="ce5" office:value-type="string" calcext:value-type="string">
            <text:p>320211720209726247</text:p>
          </table:table-cell>
          <table:table-cell table:style-name="ce5" office:value-type="string" calcext:value-type="string">
            <text:p>Business Services-Office Supplies</text:p>
          </table:table-cell>
          <table:table-cell table:style-name="ce22" table:number-columns-repeated="1011"/>
        </table:table-row>
        <table:table-row table:style-name="ro3">
          <table:table-cell table:style-name="ce8" office:value-type="string" calcext:value-type="string">
            <text:p>06/21/2021</text:p>
          </table:table-cell>
          <table:table-cell table:style-name="ce8" office:value-type="string" calcext:value-type="string">
            <text:p>KING SOOPERS #5097 0FORT COLLINS <text:s text:c="7"/>CO</text:p>
          </table:table-cell>
          <table:table-cell table:style-name="ce8" office:value-type="string" calcext:value-type="string">
            <text:p>TIMOTHY HARRIS</text:p>
          </table:table-cell>
          <table:table-cell table:style-name="ce15" office:value-type="string" calcext:value-type="string">
            <text:p>-21001</text:p>
          </table:table-cell>
          <table:table-cell table:style-name="ce20" office:value-type="float" office:value="135.68" calcext:value-type="float">
            <text:p>135.68</text:p>
          </table:table-cell>
          <table:table-cell table:style-name="ce8" office:value-type="string" calcext:value-type="string">
            <text:p>99999991173 8774154647</text:p>
            <text:p>KING SOOPERS #5097 000005097</text:p>
            <text:p>FORT COLLINS</text:p>
            <text:p>CO</text:p>
            <text:p>Description : REFER TO RECEIPT Price : 0.00</text:p>
            <text:p>8774154647</text:p>
          </table:table-cell>
          <table:table-cell table:style-name="ce8" office:value-type="string" calcext:value-type="string">
            <text:p>KING SOOPERS #5097 0FORT COLLINS <text:s text:c="7"/>CO</text:p>
          </table:table-cell>
          <table:table-cell table:style-name="ce8" office:value-type="string" calcext:value-type="string">
            <text:p>2602 S TIMBERLINE RD</text:p>
          </table:table-cell>
          <table:table-cell table:style-name="ce8" office:value-type="string" calcext:value-type="string">
            <text:p>FORT COLLINS</text:p>
            <text:p>CO</text:p>
          </table:table-cell>
          <table:table-cell table:style-name="ce8" office:value-type="string" calcext:value-type="string">
            <text:p>80525</text:p>
          </table:table-cell>
          <table:table-cell table:style-name="ce8" office:value-type="string" calcext:value-type="string">
            <text:p>UNITED STATES</text:p>
          </table:table-cell>
          <table:table-cell table:style-name="ce8" office:value-type="string" calcext:value-type="string">
            <text:p>320211730217229620</text:p>
          </table:table-cell>
          <table:table-cell table:style-name="ce8" office:value-type="string" calcext:value-type="string">
            <text:p>Merchandise &amp; Supplies-Groceries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06/22/2021</text:p>
          </table:table-cell>
          <table:table-cell table:style-name="ce9" office:value-type="string" calcext:value-type="string">
            <text:p>GOOD TIMES DR THRU <text:s/>FORT COLLINS <text:s text:c="7"/>CO</text:p>
          </table:table-cell>
          <table:table-cell table:style-name="ce9" office:value-type="string" calcext:value-type="string">
            <text:p>KARISSA A HARRIS</text:p>
          </table:table-cell>
          <table:table-cell table:style-name="ce16" office:value-type="string" calcext:value-type="string">
            <text:p>-21019</text:p>
          </table:table-cell>
          <table:table-cell table:style-name="ce21" office:value-type="float" office:value="6.01" calcext:value-type="float">
            <text:p>6.01</text:p>
          </table:table-cell>
          <table:table-cell table:style-name="ce9" office:value-type="string" calcext:value-type="string">
            <text:p>6715        970-221-1922</text:p>
            <text:p>GOOD TIMES DR THRU</text:p>
            <text:p>FORT COLLINS</text:p>
            <text:p>CO</text:p>
            <text:p/>
          </table:table-cell>
          <table:table-cell table:style-name="ce9" office:value-type="string" calcext:value-type="string">
            <text:p>GOOD TIMES DR THRU <text:s/>FORT COLLINS <text:s text:c="7"/>CO</text:p>
          </table:table-cell>
          <table:table-cell table:style-name="ce9" office:value-type="string" calcext:value-type="string">
            <text:p>501 S COLLEGE AVE</text:p>
          </table:table-cell>
          <table:table-cell table:style-name="ce9" office:value-type="string" calcext:value-type="string">
            <text:p>FORT COLLINS</text:p>
            <text:p>CO</text:p>
          </table:table-cell>
          <table:table-cell table:style-name="ce9" office:value-type="string" calcext:value-type="string">
            <text:p>80524-3001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320211740232937628</text:p>
          </table:table-cell>
          <table:table-cell table:style-name="ce9" office:value-type="string" calcext:value-type="string">
            <text:p>Restaurant-Restaurant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06/22/2021</text:p>
          </table:table-cell>
          <table:table-cell table:style-name="ce8" office:value-type="string" calcext:value-type="string">
            <text:p>KING SOOPERS FUEL <text:s text:c="2"/>FT COLLINS <text:s text:c="9"/>CO</text:p>
          </table:table-cell>
          <table:table-cell table:style-name="ce8" office:value-type="string" calcext:value-type="string">
            <text:p>KARISSA A HARRIS</text:p>
          </table:table-cell>
          <table:table-cell table:style-name="ce15" office:value-type="string" calcext:value-type="string">
            <text:p>-21019</text:p>
          </table:table-cell>
          <table:table-cell table:style-name="ce20" office:value-type="float" office:value="33.04" calcext:value-type="float">
            <text:p>33.04</text:p>
          </table:table-cell>
          <table:table-cell table:style-name="ce8" office:value-type="string" calcext:value-type="string">
            <text:p>99999991174 8774154647</text:p>
            <text:p>KING SOOPERS FUEL</text:p>
            <text:p>FT COLLINS</text:p>
            <text:p>CO</text:p>
            <text:p>Description : AUTOMATED FUEL Price : 0.3304</text:p>
            <text:p>8774154647</text:p>
          </table:table-cell>
          <table:table-cell table:style-name="ce8" office:value-type="string" calcext:value-type="string">
            <text:p>KING SOOPERS FUEL <text:s text:c="2"/>FT COLLINS <text:s text:c="9"/>CO</text:p>
          </table:table-cell>
          <table:table-cell table:style-name="ce8" office:value-type="string" calcext:value-type="string">
            <text:p>2632 TIMBERLINE RD</text:p>
          </table:table-cell>
          <table:table-cell table:style-name="ce8" office:value-type="string" calcext:value-type="string">
            <text:p>FT COLLINS</text:p>
            <text:p>CO</text:p>
          </table:table-cell>
          <table:table-cell table:style-name="ce8" office:value-type="string" calcext:value-type="string">
            <text:p>80525</text:p>
          </table:table-cell>
          <table:table-cell table:style-name="ce8" office:value-type="string" calcext:value-type="string">
            <text:p>UNITED STATES</text:p>
          </table:table-cell>
          <table:table-cell table:style-name="ce8" office:value-type="string" calcext:value-type="string">
            <text:p>320211750263609773</text:p>
          </table:table-cell>
          <table:table-cell table:style-name="ce8" office:value-type="string" calcext:value-type="string">
            <text:p>Transportation-Fuel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06/22/2021</text:p>
          </table:table-cell>
          <table:table-cell table:style-name="ce9" office:value-type="string" calcext:value-type="string">
            <text:p>SCOTT FAMILY HEALTH FORT COLLINS <text:s text:c="7"/>CO</text:p>
          </table:table-cell>
          <table:table-cell table:style-name="ce9" office:value-type="string" calcext:value-type="string">
            <text:p>TIMOTHY HARRIS</text:p>
          </table:table-cell>
          <table:table-cell table:style-name="ce16" office:value-type="string" calcext:value-type="string">
            <text:p>-21001</text:p>
          </table:table-cell>
          <table:table-cell table:style-name="ce21" office:value-type="float" office:value="5" calcext:value-type="float">
            <text:p>5.00</text:p>
          </table:table-cell>
          <table:table-cell table:style-name="ce9" office:value-type="string" calcext:value-type="string">
            <text:p>7301100117363587            80525</text:p>
            <text:p>SCOTT FAMILY HEALTH 436845558626874</text:p>
            <text:p>FORT COLLINS</text:p>
            <text:p>CO</text:p>
            <text:p>63587            80525</text:p>
          </table:table-cell>
          <table:table-cell table:style-name="ce9" office:value-type="string" calcext:value-type="string">
            <text:p>SCOTT FAMILY HEALTH FORT COLLINS <text:s text:c="7"/>CO</text:p>
          </table:table-cell>
          <table:table-cell table:style-name="ce9" office:value-type="string" calcext:value-type="string">
            <text:p>4038 S TIMBERLINE RD STE 120</text:p>
          </table:table-cell>
          <table:table-cell table:style-name="ce9" office:value-type="string" calcext:value-type="string">
            <text:p>FORT COLLINS</text:p>
            <text:p>CO</text:p>
          </table:table-cell>
          <table:table-cell table:style-name="ce9" office:value-type="string" calcext:value-type="string">
            <text:p>80525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320211740249177317</text:p>
          </table:table-cell>
          <table:table-cell table:style-name="ce9" office:value-type="string" calcext:value-type="string">
            <text:p>Business Services-Health Care Services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06/22/2021</text:p>
          </table:table-cell>
          <table:table-cell table:style-name="ce8" office:value-type="string" calcext:value-type="string">
            <text:p>SPROUTS FARMERS MARKFORT COLLINS <text:s text:c="7"/>CO</text:p>
          </table:table-cell>
          <table:table-cell table:style-name="ce8" office:value-type="string" calcext:value-type="string">
            <text:p>KARISSA A HARRIS</text:p>
          </table:table-cell>
          <table:table-cell table:style-name="ce15" office:value-type="string" calcext:value-type="string">
            <text:p>-21019</text:p>
          </table:table-cell>
          <table:table-cell table:style-name="ce20" office:value-type="float" office:value="38.68" calcext:value-type="float">
            <text:p>38.68</text:p>
          </table:table-cell>
          <table:table-cell table:style-name="ce8" office:value-type="string" calcext:value-type="string">
            <text:p>000021269   9702828003</text:p>
            <text:p>SPROUTS FARMERS MARKET</text:p>
            <text:p>FORT COLLINS</text:p>
            <text:p>CO</text:p>
            <text:p>9702828003</text:p>
          </table:table-cell>
          <table:table-cell table:style-name="ce8" office:value-type="string" calcext:value-type="string">
            <text:p>SPROUTS FARMERS MARKFORT COLLINS <text:s text:c="7"/>CO</text:p>
          </table:table-cell>
          <table:table-cell table:style-name="ce8" office:value-type="string" calcext:value-type="string">
            <text:p>2601 S LEMAY AVE UNIT 42</text:p>
          </table:table-cell>
          <table:table-cell table:style-name="ce8" office:value-type="string" calcext:value-type="string">
            <text:p>FORT COLLINS</text:p>
            <text:p>CO</text:p>
          </table:table-cell>
          <table:table-cell table:style-name="ce8" office:value-type="string" calcext:value-type="string">
            <text:p>80525</text:p>
          </table:table-cell>
          <table:table-cell table:style-name="ce8" office:value-type="string" calcext:value-type="string">
            <text:p>UNITED STATES</text:p>
          </table:table-cell>
          <table:table-cell table:style-name="ce8" office:value-type="string" calcext:value-type="string">
            <text:p>320211740242519154</text:p>
          </table:table-cell>
          <table:table-cell table:style-name="ce8" office:value-type="string" calcext:value-type="string">
            <text:p>Merchandise &amp; Supplies-Groceries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06/22/2021</text:p>
          </table:table-cell>
          <table:table-cell table:style-name="ce9" office:value-type="string" calcext:value-type="string">
            <text:p>STATE FARM INSURANCEBLOOMINGTON <text:s text:c="8"/>IL</text:p>
          </table:table-cell>
          <table:table-cell table:style-name="ce9" office:value-type="string" calcext:value-type="string">
            <text:p>TIMOTHY HARRIS</text:p>
          </table:table-cell>
          <table:table-cell table:style-name="ce16" office:value-type="string" calcext:value-type="string">
            <text:p>-21001</text:p>
          </table:table-cell>
          <table:table-cell table:style-name="ce21" office:value-type="float" office:value="27.5" calcext:value-type="float">
            <text:p>27.50</text:p>
          </table:table-cell>
          <table:table-cell table:style-name="ce9" office:value-type="string" calcext:value-type="string">
            <text:p>FP7LC5BQ    8009566310</text:p>
            <text:p>STATE FARM INSURANCE</text:p>
            <text:p>BLOOMINGTON</text:p>
            <text:p>IL</text:p>
            <text:p>8009566310</text:p>
          </table:table-cell>
          <table:table-cell table:style-name="ce9" office:value-type="string" calcext:value-type="string">
            <text:p>STATE FARM INSURANCEBLOOMINGTON <text:s text:c="8"/>IL</text:p>
          </table:table-cell>
          <table:table-cell table:style-name="ce9" office:value-type="string" calcext:value-type="string">
            <text:p>1 STATE FARM PLZ</text:p>
          </table:table-cell>
          <table:table-cell table:style-name="ce9" office:value-type="string" calcext:value-type="string">
            <text:p>BLOOMINGTON</text:p>
            <text:p>IL</text:p>
          </table:table-cell>
          <table:table-cell table:style-name="ce9" office:value-type="string" calcext:value-type="string">
            <text:p>61710-0001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320211730213469227</text:p>
          </table:table-cell>
          <table:table-cell table:style-name="ce9" office:value-type="string" calcext:value-type="string">
            <text:p>Business Services-Insurance Services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06/23/2021</text:p>
          </table:table-cell>
          <table:table-cell table:style-name="ce8" office:value-type="string" calcext:value-type="string">
            <text:p>SERENDIPITY CO <text:s text:c="5"/>Fort Collins <text:s text:c="7"/>CO</text:p>
          </table:table-cell>
          <table:table-cell table:style-name="ce8" office:value-type="string" calcext:value-type="string">
            <text:p>TIMOTHY HARRIS</text:p>
          </table:table-cell>
          <table:table-cell table:style-name="ce15" office:value-type="string" calcext:value-type="string">
            <text:p>-21001</text:p>
          </table:table-cell>
          <table:table-cell table:style-name="ce20" office:value-type="float" office:value="33.35" calcext:value-type="float">
            <text:p>33.35</text:p>
          </table:table-cell>
          <table:table-cell table:style-name="ce8" office:value-type="string" calcext:value-type="string">
            <text:p>tclzFqIgf7s squareup.com/receipts</text:p>
            <text:p>SERENDIPITY CO</text:p>
            <text:p>Fort Collins</text:p>
            <text:p>CO</text:p>
            <text:p/>
          </table:table-cell>
          <table:table-cell table:style-name="ce8" office:value-type="string" calcext:value-type="string">
            <text:p>SERENDIPITY CO <text:s text:c="5"/>Fort Collins <text:s text:c="7"/>CO</text:p>
          </table:table-cell>
          <table:table-cell table:style-name="ce8" office:value-type="string" calcext:value-type="string">
            <text:p>167 S MADISON AVE</text:p>
          </table:table-cell>
          <table:table-cell table:style-name="ce8" office:value-type="string" calcext:value-type="string">
            <text:p>LOVELAND</text:p>
            <text:p>CO</text:p>
          </table:table-cell>
          <table:table-cell table:style-name="ce8" office:value-type="string" calcext:value-type="string">
            <text:p>80537</text:p>
          </table:table-cell>
          <table:table-cell table:style-name="ce8" office:value-type="string" calcext:value-type="string">
            <text:p>UNITED STATES OF AMERICA (THE)</text:p>
          </table:table-cell>
          <table:table-cell table:style-name="ce8" office:value-type="string" calcext:value-type="string">
            <text:p>320211730229666079</text:p>
          </table:table-cell>
          <table:table-cell table:style-name="ce8" office:value-type="string" calcext:value-type="string">
            <text:p>Restaurant-Bar &amp; Café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06/24/2021</text:p>
          </table:table-cell>
          <table:table-cell table:style-name="ce9" office:value-type="string" calcext:value-type="string">
            <text:p>AMERICAN MARKETING ACHICAGO <text:s text:c="12"/>IL</text:p>
          </table:table-cell>
          <table:table-cell table:style-name="ce9" office:value-type="string" calcext:value-type="string">
            <text:p>KARISSA A HARRIS</text:p>
          </table:table-cell>
          <table:table-cell table:style-name="ce16" office:value-type="string" calcext:value-type="string">
            <text:p>-21019</text:p>
          </table:table-cell>
          <table:table-cell table:style-name="ce21" office:value-type="float" office:value="29" calcext:value-type="float">
            <text:p>29.00</text:p>
          </table:table-cell>
          <table:table-cell table:style-name="ce9" office:value-type="string" calcext:value-type="string">
            <text:p>9BASA8PG    312-542-9000</text:p>
            <text:p>AMERICAN MARKETING ASSOCI</text:p>
            <text:p>CHICAGO</text:p>
            <text:p>IL</text:p>
            <text:p>Description : AMERICAN MARKETING Price : 0.00</text:p>
            <text:p>312-542-9000</text:p>
          </table:table-cell>
          <table:table-cell table:style-name="ce9" office:value-type="string" calcext:value-type="string">
            <text:p>AMERICAN MARKETING ACHICAGO <text:s text:c="12"/>IL</text:p>
          </table:table-cell>
          <table:table-cell table:style-name="ce9" office:value-type="string" calcext:value-type="string">
            <text:p>130 E. RANDOLPH ST</text:p>
            <text:p>FLOOR 22</text:p>
          </table:table-cell>
          <table:table-cell table:style-name="ce9" office:value-type="string" calcext:value-type="string">
            <text:p>CHICAGO</text:p>
            <text:p>IL</text:p>
          </table:table-cell>
          <table:table-cell table:style-name="ce9" office:value-type="string" calcext:value-type="string">
            <text:p>60601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320211750266548738</text:p>
          </table:table-cell>
          <table:table-cell table:style-name="ce9" office:value-type="string" calcext:value-type="string">
            <text:p>Other-Charities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06/25/2021</text:p>
          </table:table-cell>
          <table:table-cell table:style-name="ce8" office:value-type="string" calcext:value-type="string">
            <text:p>PANERA BREAD #202433FORT COLLINS <text:s text:c="7"/>CO</text:p>
          </table:table-cell>
          <table:table-cell table:style-name="ce8" office:value-type="string" calcext:value-type="string">
            <text:p>TIMOTHY HARRIS</text:p>
          </table:table-cell>
          <table:table-cell table:style-name="ce15" office:value-type="string" calcext:value-type="string">
            <text:p>-21001</text:p>
          </table:table-cell>
          <table:table-cell table:style-name="ce20" office:value-type="float" office:value="50.46" calcext:value-type="float">
            <text:p>50.46</text:p>
          </table:table-cell>
          <table:table-cell table:style-name="ce8" office:value-type="string" calcext:value-type="string">
            <text:p>588715722   FOOD &amp; NON ALCOHOLIC</text:p>
            <text:p>FOOD &amp; NON ALCOHOLIC BE</text:p>
            <text:p>PANERA BREAD #202433</text:p>
            <text:p>FORT COLLINS</text:p>
            <text:p>CO</text:p>
            <text:p>FOOD &amp; NON ALCOHOLIC BE</text:p>
          </table:table-cell>
          <table:table-cell table:style-name="ce8" office:value-type="string" calcext:value-type="string">
            <text:p>PANERA BREAD #202433FORT COLLINS <text:s text:c="7"/>CO</text:p>
          </table:table-cell>
          <table:table-cell table:style-name="ce8" office:value-type="string" calcext:value-type="string">
            <text:p>3700 SO COLLEGE AVE</text:p>
          </table:table-cell>
          <table:table-cell table:style-name="ce8" office:value-type="string" calcext:value-type="string">
            <text:p>FORT COLLINS</text:p>
            <text:p>CO</text:p>
          </table:table-cell>
          <table:table-cell table:style-name="ce8" office:value-type="string" calcext:value-type="string">
            <text:p>80525</text:p>
          </table:table-cell>
          <table:table-cell table:style-name="ce8" office:value-type="string" calcext:value-type="string">
            <text:p>UNITED STATES OF AMERICA (THE)</text:p>
          </table:table-cell>
          <table:table-cell table:style-name="ce8" office:value-type="string" calcext:value-type="string">
            <text:p>320211770298467343</text:p>
          </table:table-cell>
          <table:table-cell table:style-name="ce8" office:value-type="string" calcext:value-type="string">
            <text:p>Merchandise &amp; Supplies-Internet Purchase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06/26/2021</text:p>
          </table:table-cell>
          <table:table-cell table:style-name="ce9" office:value-type="string" calcext:value-type="string">
            <text:p>AMAZON.COM*2106E1SX2AMZN.COM/BILL <text:s text:c="6"/>WA</text:p>
          </table:table-cell>
          <table:table-cell table:style-name="ce9" office:value-type="string" calcext:value-type="string">
            <text:p>TIMOTHY HARRIS</text:p>
          </table:table-cell>
          <table:table-cell table:style-name="ce16" office:value-type="string" calcext:value-type="string">
            <text:p>-21001</text:p>
          </table:table-cell>
          <table:table-cell table:style-name="ce21" office:value-type="float" office:value="18.25" calcext:value-type="float">
            <text:p>18.25</text:p>
          </table:table-cell>
          <table:table-cell table:style-name="ce9" office:value-type="string" calcext:value-type="string">
            <text:p>26T8UTD01KU MERCHANDISE</text:p>
            <text:p>AMAZON.COM*2106E1SX2</text:p>
            <text:p>AMZN.COM/BILL</text:p>
            <text:p>WA</text:p>
            <text:p>MERCHANDISE</text:p>
          </table:table-cell>
          <table:table-cell table:style-name="ce9" office:value-type="string" calcext:value-type="string">
            <text:p>AMAZON.COM*2106E1SX2AMZN.COM/BILL <text:s text:c="6"/>WA</text:p>
          </table:table-cell>
          <table:table-cell table:style-name="ce9" office:value-type="string" calcext:value-type="string">
            <text:p>410 TERRY AVE N</text:p>
            <text:p>-</text:p>
          </table:table-cell>
          <table:table-cell table:style-name="ce9" office:value-type="string" calcext:value-type="string">
            <text:p>SEATTLE</text:p>
            <text:p>WA</text:p>
          </table:table-cell>
          <table:table-cell table:style-name="ce9" office:value-type="string" calcext:value-type="string">
            <text:p>98109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320211780308904255</text:p>
          </table:table-cell>
          <table:table-cell table:style-name="ce9" office:value-type="string" calcext:value-type="string">
            <text:p>Merchandise &amp; Supplies-Internet Purchase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06/26/2021</text:p>
          </table:table-cell>
          <table:table-cell table:style-name="ce8" office:value-type="string" calcext:value-type="string">
            <text:p>GLWD HOT SPRINGS WEBGLENWOOD SPRINGS <text:s text:c="3"/>CO</text:p>
          </table:table-cell>
          <table:table-cell table:style-name="ce8" office:value-type="string" calcext:value-type="string">
            <text:p>KARISSA A HARRIS</text:p>
          </table:table-cell>
          <table:table-cell table:style-name="ce15" office:value-type="string" calcext:value-type="string">
            <text:p>-21019</text:p>
          </table:table-cell>
          <table:table-cell table:style-name="ce20" office:value-type="float" office:value="200.65" calcext:value-type="float">
            <text:p>200.65</text:p>
          </table:table-cell>
          <table:table-cell table:style-name="ce8" office:value-type="string" calcext:value-type="string">
            <text:p>2000101549 354103           81602</text:p>
            <text:p>PMS Charge. Folio: 454475</text:p>
            <text:p>GLWD HOT SPRINGS WEB</text:p>
            <text:p>GLENWOOD SPRINGS</text:p>
            <text:p>CO</text:p>
            <text:p>PMS Charge. Folio: 454475</text:p>
            <text:p>354103           81602</text:p>
          </table:table-cell>
          <table:table-cell table:style-name="ce8" office:value-type="string" calcext:value-type="string">
            <text:p>GLWD HOT SPRINGS WEBGLENWOOD SPRINGS <text:s text:c="3"/>CO</text:p>
          </table:table-cell>
          <table:table-cell table:style-name="ce8" office:value-type="string" calcext:value-type="string">
            <text:p>401 N RIVER ST</text:p>
          </table:table-cell>
          <table:table-cell table:style-name="ce8" office:value-type="string" calcext:value-type="string">
            <text:p>GLENWOOD SPRINGS</text:p>
            <text:p>CO</text:p>
          </table:table-cell>
          <table:table-cell table:style-name="ce8" office:value-type="string" calcext:value-type="string">
            <text:p>81601</text:p>
          </table:table-cell>
          <table:table-cell table:style-name="ce8" office:value-type="string" calcext:value-type="string">
            <text:p>UNITED STATES</text:p>
          </table:table-cell>
          <table:table-cell table:style-name="ce8" office:value-type="string" calcext:value-type="string">
            <text:p>320211780309518066</text:p>
          </table:table-cell>
          <table:table-cell table:style-name="ce8" office:value-type="string" calcext:value-type="string">
            <text:p>Merchandise &amp; Supplies-Internet Purchase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06/26/2021</text:p>
          </table:table-cell>
          <table:table-cell table:style-name="ce9" office:value-type="string" calcext:value-type="string">
            <text:p>MILLER FARMS <text:s text:c="7"/>Platteville <text:s text:c="8"/>CO</text:p>
          </table:table-cell>
          <table:table-cell table:style-name="ce9" office:value-type="string" calcext:value-type="string">
            <text:p>TIMOTHY HARRIS</text:p>
          </table:table-cell>
          <table:table-cell table:style-name="ce16" office:value-type="string" calcext:value-type="string">
            <text:p>-21001</text:p>
          </table:table-cell>
          <table:table-cell table:style-name="ce21" office:value-type="float" office:value="15" calcext:value-type="float">
            <text:p>15.00</text:p>
          </table:table-cell>
          <table:table-cell table:style-name="ce9" office:value-type="string" calcext:value-type="string">
            <text:p>xeVJuDmTGz1 squareup.com/receipts</text:p>
            <text:p>MILLER FARMS</text:p>
            <text:p>Platteville</text:p>
            <text:p>CO</text:p>
            <text:p>squareup.com/receipts</text:p>
          </table:table-cell>
          <table:table-cell table:style-name="ce9" office:value-type="string" calcext:value-type="string">
            <text:p>MILLER FARMS <text:s text:c="7"/>Platteville <text:s text:c="8"/>CO</text:p>
          </table:table-cell>
          <table:table-cell table:style-name="ce9" office:value-type="string" calcext:value-type="string">
            <text:p>13912 CR 19</text:p>
          </table:table-cell>
          <table:table-cell table:style-name="ce9" office:value-type="string" calcext:value-type="string">
            <text:p>PLATTEVILLE</text:p>
            <text:p>CO</text:p>
          </table:table-cell>
          <table:table-cell table:style-name="ce9" office:value-type="string" calcext:value-type="string">
            <text:p>80651</text:p>
          </table:table-cell>
          <table:table-cell table:style-name="ce9" office:value-type="string" calcext:value-type="string">
            <text:p>UNITED STATES OF AMERICA (THE)</text:p>
          </table:table-cell>
          <table:table-cell table:style-name="ce9" office:value-type="string" calcext:value-type="string">
            <text:p>320211770292194379</text:p>
          </table:table-cell>
          <table:table-cell table:style-name="ce9" office:value-type="string" calcext:value-type="string">
            <text:p>Merchandise &amp; Supplies-Groceries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06/27/2021</text:p>
          </table:table-cell>
          <table:table-cell table:style-name="ce8" office:value-type="string" calcext:value-type="string">
            <text:p>KING SOOPERS #5097 0FORT COLLINS <text:s text:c="7"/>CO</text:p>
          </table:table-cell>
          <table:table-cell table:style-name="ce8" office:value-type="string" calcext:value-type="string">
            <text:p>TIMOTHY HARRIS</text:p>
          </table:table-cell>
          <table:table-cell table:style-name="ce15" office:value-type="string" calcext:value-type="string">
            <text:p>-21001</text:p>
          </table:table-cell>
          <table:table-cell table:style-name="ce20" office:value-type="float" office:value="4.1" calcext:value-type="float">
            <text:p>4.10</text:p>
          </table:table-cell>
          <table:table-cell table:style-name="ce8" office:value-type="string" calcext:value-type="string">
            <text:p>99999991179 8774154647</text:p>
            <text:p>KING SOOPERS #5097 000005097</text:p>
            <text:p>FORT COLLINS</text:p>
            <text:p>CO</text:p>
            <text:p>Description : REFER TO RECEIPT Price : 0.00</text:p>
            <text:p>8774154647</text:p>
          </table:table-cell>
          <table:table-cell table:style-name="ce8" office:value-type="string" calcext:value-type="string">
            <text:p>KING SOOPERS #5097 0FORT COLLINS <text:s text:c="7"/>CO</text:p>
          </table:table-cell>
          <table:table-cell table:style-name="ce8" office:value-type="string" calcext:value-type="string">
            <text:p>2602 S TIMBERLINE RD</text:p>
          </table:table-cell>
          <table:table-cell table:style-name="ce8" office:value-type="string" calcext:value-type="string">
            <text:p>FORT COLLINS</text:p>
            <text:p>CO</text:p>
          </table:table-cell>
          <table:table-cell table:style-name="ce8" office:value-type="string" calcext:value-type="string">
            <text:p>80525</text:p>
          </table:table-cell>
          <table:table-cell table:style-name="ce8" office:value-type="string" calcext:value-type="string">
            <text:p>UNITED STATES</text:p>
          </table:table-cell>
          <table:table-cell table:style-name="ce8" office:value-type="string" calcext:value-type="string">
            <text:p>320211790331169269</text:p>
          </table:table-cell>
          <table:table-cell table:style-name="ce8" office:value-type="string" calcext:value-type="string">
            <text:p>Merchandise &amp; Supplies-Groceries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06/27/2021</text:p>
          </table:table-cell>
          <table:table-cell table:style-name="ce9" office:value-type="string" calcext:value-type="string">
            <text:p>KING SOOPERS #5097 0FORT COLLINS <text:s text:c="7"/>CO</text:p>
          </table:table-cell>
          <table:table-cell table:style-name="ce9" office:value-type="string" calcext:value-type="string">
            <text:p>TIMOTHY HARRIS</text:p>
          </table:table-cell>
          <table:table-cell table:style-name="ce16" office:value-type="string" calcext:value-type="string">
            <text:p>-21001</text:p>
          </table:table-cell>
          <table:table-cell table:style-name="ce21" office:value-type="float" office:value="134.05" calcext:value-type="float">
            <text:p>134.05</text:p>
          </table:table-cell>
          <table:table-cell table:style-name="ce9" office:value-type="string" calcext:value-type="string">
            <text:p>99999991179 8774154647</text:p>
            <text:p>KING SOOPERS #5097 000005097</text:p>
            <text:p>FORT COLLINS</text:p>
            <text:p>CO</text:p>
            <text:p>Description : REFER TO RECEIPT Price : 0.00</text:p>
            <text:p>8774154647</text:p>
          </table:table-cell>
          <table:table-cell table:style-name="ce9" office:value-type="string" calcext:value-type="string">
            <text:p>KING SOOPERS #5097 0FORT COLLINS <text:s text:c="7"/>CO</text:p>
          </table:table-cell>
          <table:table-cell table:style-name="ce9" office:value-type="string" calcext:value-type="string">
            <text:p>2602 S TIMBERLINE RD</text:p>
          </table:table-cell>
          <table:table-cell table:style-name="ce9" office:value-type="string" calcext:value-type="string">
            <text:p>FORT COLLINS</text:p>
            <text:p>CO</text:p>
          </table:table-cell>
          <table:table-cell table:style-name="ce9" office:value-type="string" calcext:value-type="string">
            <text:p>80525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320211790330783777</text:p>
          </table:table-cell>
          <table:table-cell table:style-name="ce9" office:value-type="string" calcext:value-type="string">
            <text:p>Merchandise &amp; Supplies-Groceries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06/27/2021</text:p>
          </table:table-cell>
          <table:table-cell table:style-name="ce8" office:value-type="string" calcext:value-type="string">
            <text:p>IPHONE CITIZENSONELOAN</text:p>
          </table:table-cell>
          <table:table-cell table:style-name="ce8" office:value-type="string" calcext:value-type="string">
            <text:p>TIMOTHY HARRIS</text:p>
          </table:table-cell>
          <table:table-cell table:style-name="ce15" office:value-type="string" calcext:value-type="string">
            <text:p>-21001</text:p>
          </table:table-cell>
          <table:table-cell table:style-name="ce20" office:value-type="float" office:value="24.95" calcext:value-type="float">
            <text:p>24.95</text:p>
          </table:table-cell>
          <table:table-cell table:style-name="ce8" office:value-type="string" calcext:value-type="string">
            <text:p>85453831179000000000000000001</text:p>
            <text:p>iPhone CitizenOne Loan</text:p>
            <text:p>BRIDGEPORT</text:p>
            <text:p>CT</text:p>
            <text:p>000000000000000001</text:p>
          </table:table-cell>
          <table:table-cell table:style-name="ce8" office:value-type="string" calcext:value-type="string">
            <text:p>iPhone CitizenOne LoBRIDGEPORT <text:s text:c="9"/>CT</text:p>
          </table:table-cell>
          <table:table-cell table:style-name="ce8" office:value-type="string" calcext:value-type="string">
            <text:p>480 JEFFERSON BLVDD</text:p>
          </table:table-cell>
          <table:table-cell table:style-name="ce8" office:value-type="string" calcext:value-type="string">
            <text:p>WARWICK</text:p>
            <text:p>RI</text:p>
          </table:table-cell>
          <table:table-cell table:style-name="ce8" office:value-type="string" calcext:value-type="string">
            <text:p>02886-0000</text:p>
          </table:table-cell>
          <table:table-cell table:style-name="ce8" office:value-type="string" calcext:value-type="string">
            <text:p>UNITED STATES</text:p>
          </table:table-cell>
          <table:table-cell table:style-name="ce8" office:value-type="string" calcext:value-type="string">
            <text:p>320211790340009253</text:p>
          </table:table-cell>
          <table:table-cell table:style-name="ce8" office:value-type="string" calcext:value-type="string">
            <text:p>Communications-Telephone Comm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06/29/2021</text:p>
          </table:table-cell>
          <table:table-cell table:style-name="ce8" office:value-type="string" calcext:value-type="string">
            <text:p>Music City Hot ChickFort Collins <text:s text:c="7"/>CO</text:p>
          </table:table-cell>
          <table:table-cell table:style-name="ce8" office:value-type="string" calcext:value-type="string">
            <text:p>TIMOTHY HARRIS</text:p>
          </table:table-cell>
          <table:table-cell table:style-name="ce15" office:value-type="string" calcext:value-type="string">
            <text:p>-21001</text:p>
          </table:table-cell>
          <table:table-cell table:style-name="ce20" office:value-type="float" office:value="23.75" calcext:value-type="float">
            <text:p>23.75</text:p>
          </table:table-cell>
          <table:table-cell table:style-name="ce8" office:value-type="string" calcext:value-type="string">
            <text:p>85133311180 970-286-2309</text:p>
            <text:p>Music City Hot Chicken</text:p>
            <text:p>Fort Collins</text:p>
            <text:p>CO</text:p>
            <text:p/>
          </table:table-cell>
          <table:table-cell table:style-name="ce8" office:value-type="string" calcext:value-type="string">
            <text:p>Music City Hot ChickFort Collins <text:s text:c="7"/>CO</text:p>
          </table:table-cell>
          <table:table-cell table:style-name="ce8" office:value-type="string" calcext:value-type="string">
            <text:p>111 W PROSPECT RD</text:p>
          </table:table-cell>
          <table:table-cell table:style-name="ce8" office:value-type="string" calcext:value-type="string">
            <text:p>FORT COLLINS</text:p>
            <text:p>CO</text:p>
          </table:table-cell>
          <table:table-cell table:style-name="ce8" office:value-type="string" calcext:value-type="string">
            <text:p>80525-1088</text:p>
          </table:table-cell>
          <table:table-cell table:style-name="ce8" office:value-type="string" calcext:value-type="string">
            <text:p>UNITED STATES</text:p>
          </table:table-cell>
          <table:table-cell table:style-name="ce8" office:value-type="string" calcext:value-type="string">
            <text:p>320211800360538653</text:p>
          </table:table-cell>
          <table:table-cell table:style-name="ce8" office:value-type="string" calcext:value-type="string">
            <text:p>Restaurant-Restaurant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06/29/2021</text:p>
          </table:table-cell>
          <table:table-cell table:style-name="ce9" office:value-type="string" calcext:value-type="string">
            <text:p>YOUR CASH REWARD/REFUND IS</text:p>
          </table:table-cell>
          <table:table-cell table:style-name="ce9" office:value-type="string" calcext:value-type="string">
            <text:p>TIMOTHY HARRIS</text:p>
          </table:table-cell>
          <table:table-cell table:style-name="ce16" office:value-type="string" calcext:value-type="string">
            <text:p>-21001</text:p>
          </table:table-cell>
          <table:table-cell table:style-name="ce21" office:value-type="float" office:value="-67.09" calcext:value-type="float">
            <text:p>-67.09</text:p>
          </table:table-cell>
          <table:table-cell table:style-name="ce9" office:value-type="string" calcext:value-type="string">
            <text:p>YOUR CASH REWARD/REFUND IS</text:p>
            <text:p/>
          </table:table-cell>
          <table:table-cell table:style-name="ce9" office:value-type="string" calcext:value-type="string">
            <text:p>YOUR CASH REWARD/REFUND IS</text:p>
          </table:table-cell>
          <table:table-cell table:style-name="ce9" table:number-columns-repeated="4"/>
          <table:table-cell table:style-name="ce9" office:value-type="string" calcext:value-type="string">
            <text:p>320211810378071792</text:p>
          </table:table-cell>
          <table:table-cell table:style-name="ce9" office:value-type="string" calcext:value-type="string">
            <text:p>Fees &amp; Adjustments-Fees &amp; Adjustments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06/30/2021</text:p>
          </table:table-cell>
          <table:table-cell table:style-name="ce8" office:value-type="string" calcext:value-type="string">
            <text:p>LA PIADINA LLC <text:s text:c="5"/>Fort Collins <text:s text:c="7"/>CO</text:p>
          </table:table-cell>
          <table:table-cell table:style-name="ce8" office:value-type="string" calcext:value-type="string">
            <text:p>TIMOTHY HARRIS</text:p>
          </table:table-cell>
          <table:table-cell table:style-name="ce15" office:value-type="string" calcext:value-type="string">
            <text:p>-21001</text:p>
          </table:table-cell>
          <table:table-cell table:style-name="ce20" office:value-type="float" office:value="13.8" calcext:value-type="float">
            <text:p>13.80</text:p>
          </table:table-cell>
          <table:table-cell table:style-name="ce8" office:value-type="string" calcext:value-type="string">
            <text:p>flpTi4hJ8k1 squareup.com/receipts</text:p>
            <text:p>LA PIADINA LLC</text:p>
            <text:p>Fort Collins</text:p>
            <text:p>CO</text:p>
            <text:p/>
          </table:table-cell>
          <table:table-cell table:style-name="ce8" office:value-type="string" calcext:value-type="string">
            <text:p>LA PIADINA LLC <text:s text:c="5"/>Fort Collins <text:s text:c="7"/>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FORT COLLINS</text:p>
            <text:p>CO</text:p>
          </table:table-cell>
          <table:table-cell table:style-name="ce8" office:value-type="string" calcext:value-type="string">
            <text:p>80521-1842</text:p>
          </table:table-cell>
          <table:table-cell table:style-name="ce8" office:value-type="string" calcext:value-type="string">
            <text:p>UNITED STATES OF AMERICA (THE)</text:p>
          </table:table-cell>
          <table:table-cell table:style-name="ce8" office:value-type="string" calcext:value-type="string">
            <text:p>320211800360052404</text:p>
          </table:table-cell>
          <table:table-cell table:style-name="ce8" office:value-type="string" calcext:value-type="string">
            <text:p>Restaurant-Bar &amp; Café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06/30/2021</text:p>
          </table:table-cell>
          <table:table-cell table:style-name="ce9" office:value-type="string" calcext:value-type="string">
            <text:p>TST* WAFFLE LAB - FOFORT COLLINS <text:s text:c="7"/>CO</text:p>
          </table:table-cell>
          <table:table-cell table:style-name="ce9" office:value-type="string" calcext:value-type="string">
            <text:p>TIMOTHY HARRIS</text:p>
          </table:table-cell>
          <table:table-cell table:style-name="ce16" office:value-type="string" calcext:value-type="string">
            <text:p>-21001</text:p>
          </table:table-cell>
          <table:table-cell table:style-name="ce21" office:value-type="float" office:value="12.98" calcext:value-type="float">
            <text:p>12.98</text:p>
          </table:table-cell>
          <table:table-cell table:style-name="ce9" office:value-type="string" calcext:value-type="string">
            <text:p>99999991181 9702329433</text:p>
            <text:p>TST* WAFFLE LAB - FOOD TR 300549688</text:p>
            <text:p>FORT COLLINS</text:p>
            <text:p>CO</text:p>
            <text:p>Description : RESTAURANTS Price : 0.1298</text:p>
            <text:p>9702329433</text:p>
          </table:table-cell>
          <table:table-cell table:style-name="ce9" office:value-type="string" calcext:value-type="string">
            <text:p>TST* WAFFLE LAB - FOFORT COLLINS <text:s text:c="7"/>CO</text:p>
          </table:table-cell>
          <table:table-cell table:style-name="ce9" office:value-type="string" calcext:value-type="string">
            <text:p>130 W OLIVE ST STE D</text:p>
          </table:table-cell>
          <table:table-cell table:style-name="ce9" office:value-type="string" calcext:value-type="string">
            <text:p>FORT COLLINS</text:p>
            <text:p>CO</text:p>
          </table:table-cell>
          <table:table-cell table:style-name="ce9" office:value-type="string" calcext:value-type="string">
            <text:p>80524-7120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320211810368536880</text:p>
          </table:table-cell>
          <table:table-cell table:style-name="ce9" office:value-type="string" calcext:value-type="string">
            <text:p>Restaurant-Restaurant</text:p>
          </table:table-cell>
          <table:table-cell table:number-columns-repeated="1011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ction Summary" table:style-name="ta2">
        <table:table-column table:style-name="co2" table:number-columns-repeated="64" table:default-cell-style-name="Default"/>
        <table:table-row table:style-name="ro2">
          <table:table-cell table:style-name="ce1" office:value-type="string" calcext:value-type="string">
            <text:p>Transaction Summary</text:p>
          </table:table-cell>
          <table:table-cell table:style-name="ce1" office:value-type="string" calcext:value-type="string">
            <text:p>Blue Cash Preferred® / Jun 01, 2021 to Jun 30, 2021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repared for</text:p>
          </table:table-cell>
          <table:table-cell table:style-name="ce2"/>
          <table:table-cell table:number-columns-repeated="62"/>
        </table:table-row>
        <table:table-row table:style-name="ro2">
          <table:table-cell table:style-name="ce3" office:value-type="string" calcext:value-type="string">
            <text:p>TIMOTHY HARRIS</text:p>
          </table:table-cell>
          <table:table-cell table:style-name="ce3"/>
          <table:table-cell table:number-columns-repeated="62"/>
        </table:table-row>
        <table:table-row table:style-name="ro2">
          <table:table-cell table:style-name="ce2" office:value-type="string" calcext:value-type="string">
            <text:p>Account Number</text:p>
          </table:table-cell>
          <table:table-cell table:style-name="ce2"/>
          <table:table-cell table:number-columns-repeated="62"/>
        </table:table-row>
        <table:table-row table:style-name="ro2">
          <table:table-cell table:style-name="ce3" office:value-type="string" calcext:value-type="string">
            <text:p>XXXX-XXXXXX-21001</text:p>
          </table:table-cell>
          <table:table-cell table:style-name="ce3"/>
          <table:table-cell table:number-columns-repeated="62"/>
        </table:table-row>
        <table:table-row table:style-name="ro2">
          <table:table-cell table:style-name="ce2" table:number-columns-repeated="4"/>
          <table:table-cell table:number-columns-repeated="60"/>
        </table:table-row>
        <table:table-row table:style-name="ro2">
          <table:table-cell table:style-name="ce2" office:value-type="string" calcext:value-type="string">
            <text:p>ACTIVITY BY CARD</text:p>
          </table:table-cell>
          <table:table-cell table:style-name="ce2" table:number-columns-repeated="3"/>
          <table:table-cell table:number-columns-repeated="60"/>
        </table:table-row>
        <table:table-row table:style-name="ro2">
          <table:table-cell table:style-name="ce4" office:value-type="string" calcext:value-type="string">
            <text:p>Card Member</text:p>
          </table:table-cell>
          <table:table-cell table:style-name="ce4" office:value-type="string" calcext:value-type="string">
            <text:p>Payments &amp; Credits</text:p>
          </table:table-cell>
          <table:table-cell table:style-name="ce4" office:value-type="string" calcext:value-type="string">
            <text:p>Charges</text:p>
          </table:table-cell>
          <table:table-cell table:style-name="ce4" office:value-type="string" calcext:value-type="string">
            <text:p>Total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TIMOTHY HARRIS</text:p>
          </table:table-cell>
          <table:table-cell table:style-name="ce25" office:value-type="float" office:value="-2973.09" calcext:value-type="float">
            <text:p>-2973.09</text:p>
          </table:table-cell>
          <table:table-cell table:style-name="ce25" office:value-type="float" office:value="1592.23" calcext:value-type="float">
            <text:p>1592.23</text:p>
          </table:table-cell>
          <table:table-cell table:style-name="ce25" office:value-type="float" office:value="-1380.86" calcext:value-type="float">
            <text:p>-1380.86</text:p>
          </table:table-cell>
          <table:table-cell table:number-columns-repeated="60"/>
        </table:table-row>
        <table:table-row table:style-name="ro2">
          <table:table-cell table:style-name="ce9" office:value-type="string" calcext:value-type="string">
            <text:p>KARISSA A HARRIS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672.75" calcext:value-type="float">
            <text:p>672.75</text:p>
          </table:table-cell>
          <table:table-cell table:number-columns-repeated="60"/>
        </table:table-row>
        <table:table-row table:style-name="ro2">
          <table:table-cell table:style-name="ce24" office:value-type="string" calcext:value-type="string">
            <text:p>Total</text:p>
          </table:table-cell>
          <table:table-cell table:style-name="ce26" office:value-type="float" office:value="-2973.09" calcext:value-type="float">
            <text:p>-2973.09</text:p>
          </table:table-cell>
          <table:table-cell table:style-name="ce26" office:value-type="float" office:value="2264.98" calcext:value-type="float">
            <text:p>2264.98</text:p>
          </table:table-cell>
          <table:table-cell table:style-name="ce26" office:value-type="float" office:value="-708.11" calcext:value-type="float">
            <text:p>-708.11</text:p>
          </table:table-cell>
          <table:table-cell table:number-columns-repeated="60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Transaction Details'.A7:'Transaction Details'.M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saction_20_Summary" style:display-name="PageStyle_Transaction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_20_Details" style:display-name="PageStyle_Transaction Det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1:08:27</meta:creation-date>
    <meta:initial-creator>Apache POI</meta:initial-creator>
    <meta:generator>LibreOffice/6.4.7.2$Linux_X86_64 LibreOffice_project/40$Build-2</meta:generator>
    <dc:date>2021-08-08T19:36:17.306651334</dc:date>
    <meta:editing-duration>PT27M4S</meta:editing-duration>
    <meta:editing-cycles>31</meta:editing-cycles>
    <meta:document-statistic meta:table-count="2" meta:cell-count="860" meta:object-count="0"/>
  </office:meta>
</office:document-meta>
</file>